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13.875cm"/>
    </style:style>
    <style:style style:name="co3" style:family="table-column">
      <style:table-column-properties fo:break-before="auto" style:column-width="14.907cm"/>
    </style:style>
    <style:style style:name="co4" style:family="table-column">
      <style:table-column-properties fo:break-before="auto" style:column-width="2.889cm"/>
    </style:style>
    <style:style style:name="co5" style:family="table-column">
      <style:table-column-properties fo:break-before="auto" style:column-width="11.552cm"/>
    </style:style>
    <style:style style:name="co6" style:family="table-column">
      <style:table-column-properties fo:break-before="auto" style:column-width="15.753cm"/>
    </style:style>
    <style:style style:name="co7" style:family="table-column">
      <style:table-column-properties fo:break-before="auto" style:column-width="8.013cm"/>
    </style:style>
    <style:style style:name="co9" style:family="table-column">
      <style:table-column-properties fo:break-before="auto" style:column-width="2.258cm"/>
    </style:style>
    <style:style style:name="ro4" style:family="table-row">
      <style:table-row-properties style:row-height="0.478cm" fo:break-before="auto" style:use-optimal-row-height="true"/>
    </style:style>
    <style:style style:name="ro2" style:family="table-row">
      <style:table-row-properties style:row-height="0.82cm" fo:break-before="auto" style:use-optimal-row-height="false"/>
    </style:style>
    <style:style style:name="ro3" style:family="table-row">
      <style:table-row-properties style:row-height="0.623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2" style:family="table" style:master-page-name="TAB_5f_Foglio2">
      <style:table-properties table:display="true" style:writing-mode="lr-tb"/>
    </style:style>
    <style:style style:name="ta3" style:family="table" style:master-page-name="TAB_5f_Foglio3">
      <style:table-properties table:display="true" style:writing-mode="lr-tb"/>
    </style:style>
    <style:style style:name="ta4" style:family="table" style:master-page-name="TAB_5f_Foglio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start" fo:margin-left="0cm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ext-properties style:font-name="Arial" fo:font-size="14pt" style:font-size-asian="14pt" style:font-size-complex="14pt"/>
    </style:style>
    <style:style style:name="ce4" style:family="table-cell" style:parent-style-name="Default">
      <style:table-cell-properties fo:border="none"/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9" style:family="table-cell" style:parent-style-name="Default" style:data-style-name="N100">
      <style:table-cell-properties style:glyph-orientation-vertical="0" style:text-align-source="value-type" style:repeat-content="false" fo:wrap-option="no-wrap" fo:border="none" style:direction="ltr" style:rotation-angle="0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/>
      <style:text-properties style:font-name="Arial" fo:font-size="14pt" style:font-size-asian="14pt" style:font-size-complex="14pt"/>
    </style:style>
    <style:style style:name="ce11" style:family="table-cell" style:parent-style-name="Default" style:data-style-name="N100">
      <style:table-cell-properties style:glyph-orientation-vertical="0" fo:background-color="#ffff00" style:text-align-source="value-type" style:repeat-content="false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no-wrap" fo:border="none" style:direction="ltr" style:rotation-angle="0" style:rotation-align="non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3" style:family="table-cell" style:parent-style-name="Default">
      <style:table-cell-properties fo:border="none"/>
      <style:text-properties fo:color="#000000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Foglio1" table:style-name="ta4" table:print-ranges="Foglio1.A1:Foglio1.D1048452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10"/>
        <table:table-column table:style-name="co6" table:default-cell-style-name="ce3"/>
        <table:table-column table:style-name="co7" table:default-cell-style-name="ce3"/>
        <table:table-column table:style-name="co9" table:number-columns-repeated="1016" table:default-cell-style-name="ce3"/>
        <table:table-row table:style-name="ro2">
          <table:table-cell table:style-name="ce1" office:value-type="string" calcext:value-type="string">
            <text:p>NOMINATIVO</text:p>
          </table:table-cell>
          <table:table-cell table:style-name="ce1" office:value-type="string" calcext:value-type="string">
            <text:p>ABITAZ. / UFFICIO</text:p>
          </table:table-cell>
          <table:table-cell table:style-name="ce1" office:value-type="string" calcext:value-type="string">
            <text:p>TIPO</text:p>
          </table:table-cell>
          <table:table-cell table:style-name="ce7" office:value-type="string" calcext:value-type="string">
            <text:p>N° TELEFONICO</text:p>
          </table:table-cell>
          <table:table-cell table:style-name="ce1" office:value-type="string" calcext:value-type="string">
            <text:p>ANNOTAZIONI</text:p>
          </table:table-cell>
          <table:table-cell table:style-name="ce1" office:value-type="string" calcext:value-type="string">
            <text:p>NOTE</text:p>
          </table:table-cell>
          <table:table-cell table:style-name="ce1" table:number-columns-repeated="5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ISATI ALBER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452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BM SISTEMI (COMPU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77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DRIA FRUT</text:p>
          </table:table-cell>
          <table:table-cell table:style-name="ce1" office:value-type="string" calcext:value-type="string">
            <text:p>MERCAT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ANDI MASSIMO</text:p>
          </table:table-cell>
          <table:table-cell table:style-name="ce1" office:value-type="string" calcext:value-type="string">
            <text:p>CETRIOLI ZUCCHINE FAGIOLINI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829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BANCA DATI (X VARIAZI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DOTT.CONT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7773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 CONTROL – RO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6-3989423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IMMOBILIARE GRIMALDI (ISOLA D/SCALA)</text:p>
          </table:table-cell>
          <table:table-cell table:style-name="ce1" office:value-type="string" calcext:value-type="string">
            <text:p>LORENZO PADOVANI (PER CASA FOGG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806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55353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1-518773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ENZIA TRANS MERCURIO (NAPOL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076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35331</text:p>
          </table:table-cell>
          <table:table-cell table:style-name="ce1" table:number-columns-repeated="2"/>
          <table:table-cell table:style-name="ce13" table:number-columns-repeated="5"/>
          <table:table-cell table:style-name="ce1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ONDO</text:p>
          </table:table-cell>
          <table:table-cell table:style-name="ce1" office:value-type="string" calcext:value-type="string">
            <text:p>S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95833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MPORT (BG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838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GRIVERDE (RICAMBI TRATTORI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6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BERTO CANOVA (EX UNIFACTOR ORA GENERALI 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9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D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SALERNO X FINOCCH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ANO GERARDO</text:p>
          </table:table-cell>
          <table:table-cell table:style-name="ce1" office:value-type="string" calcext:value-type="string">
            <text:p>UFF.BARBARA O DOMENI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4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FONSO PEPE (NAP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166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LITRANSPORT</text:p>
          </table:table-cell>
          <table:table-cell table:style-name="ce1" office:value-type="string" calcext:value-type="string">
            <text:p>AG.TRASP.ARCHIME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77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3493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1236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MOHAMEDA 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49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3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53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OSI N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1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35-725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333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933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MBRUOSI MARZIANO E VISCARDI</text:p>
          </table:table-cell>
          <table:table-cell table:style-name="ce1" office:value-type="string" calcext:value-type="string">
            <text:p>MAR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4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E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27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DRIOLO GINO</text:p>
          </table:table-cell>
          <table:table-cell table:style-name="ce1" office:value-type="string" calcext:value-type="string">
            <text:p>PER CETRI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640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26769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ELUCCI SANDRO (natura cre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863823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AU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159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95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GIANLUCA (LO Z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08501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NGIZIA (DI GIAMBERARDINO FRANCESC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74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NAPA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779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LINI TRASPORTI E SPEDIZIONI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701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NTONACCI VINCENZO (APRICE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48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21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BIZANI MAU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2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931-7222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9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CHIMEDE (DI GIUSEPPE GIULI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722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2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384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IT SRL (RADICCHIO EXPORT)</text:p>
          </table:table-cell>
          <table:table-cell table:style-name="ce1" office:value-type="string" calcext:value-type="string">
            <text:p>S. MARIA DI ZEVIO VR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ENA FRUTT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25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PAV</text:p>
          </table:table-cell>
          <table:table-cell table:style-name="ce1" office:value-type="string" calcext:value-type="string">
            <text:p>SIG.PEGORARO (PER ANALISI TERRE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6365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 office:value-type="string" calcext:value-type="string">
            <text:p>GARI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4656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RTEC PROG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120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99013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CIONE SRL</text:p>
          </table:table-cell>
          <table:table-cell table:style-name="ce1" office:value-type="string" calcext:value-type="string">
            <text:p>POSTEGGIO MILANO –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01760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PARAGO D'ORO (COOP.ARCORE)</text:p>
          </table:table-cell>
          <table:table-cell table:style-name="ce1" office:value-type="string" calcext:value-type="string">
            <text:p>PIERO (PER RADICCHIO VERO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55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9615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COM</text:p>
          </table:table-cell>
          <table:table-cell table:style-name="ce1" office:value-type="string" calcext:value-type="string">
            <text:p>NUOVO AGENTE MAGRINI MAU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9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LLULARE REPERIBILE SIG.RIGO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4315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1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3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 TECNICO PC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04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SSO INFORMATICA (ALFON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29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3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 office:value-type="string" calcext:value-type="string">
            <text:p>NICO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23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 (AGENZIA TRASPORTI RIUNI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57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TRI (NOG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843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RORA COOP.MELONI PACH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1-5943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BOVOLON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2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 office:value-type="string" calcext:value-type="string">
            <text:p>RENATO 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53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CEN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 / 2 / 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 ARMATRUDO DOMENICO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399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3846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..AUTUORI GROUP S.R.L.</text:p>
          </table:table-cell>
          <table:table-cell table:style-name="ce1" office:value-type="string" calcext:value-type="string">
            <text:p>SALERNO (TIT. GENNARO AUTUO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GIANELLI (BARI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1250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7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001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213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LA ROSA</text:p>
          </table:table-cell>
          <table:table-cell table:style-name="ce1" office:value-type="string" calcext:value-type="string">
            <text:p>SALER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984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REANI D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8185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CARABELLO ANDRIA</text:p>
          </table:table-cell>
          <table:table-cell table:style-name="ce1" office:value-type="string" calcext:value-type="string">
            <text:p>(PER FARETR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66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AVEZ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ERENA E STIRPE</text:p>
          </table:table-cell>
          <table:table-cell table:style-name="ce1" office:value-type="string" calcext:value-type="string">
            <text:p>SIG.MONAC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29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I.FO.</text:p>
          </table:table-cell>
          <table:table-cell table:style-name="ce1" office:value-type="string" calcext:value-type="string">
            <text:p>ADRIA (B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3-543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TRASPORTI SORGE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384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UTOZETA DI ZANDA</text:p>
          </table:table-cell>
          <table:table-cell table:style-name="ce1" office:value-type="string" calcext:value-type="string">
            <text:p>CENTRO REVIS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ESAN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53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MICHELE CAMP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47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 office:value-type="string" calcext:value-type="string">
            <text:p>SANSEG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090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2281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.TO STUDIO CUCCHI SANSEGOLO ASSOC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314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005223</text:p>
          </table:table-cell>
          <table:table-cell table:style-name="ce1" office:value-type="string" calcext:value-type="string">
            <text:p>STUDI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SANDR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1047</text:p>
          </table:table-cell>
          <table:table-cell table:style-name="ce1" office:value-type="string" calcext:value-type="string">
            <text:p>STUDIO</text:p>
          </table:table-cell>
          <table:table-cell table:style-name="ce1" office:value-type="string" calcext:value-type="string">
            <text:p>AVVOCA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STUDIO IS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 office:value-type="string" calcext:value-type="string">
            <text:p>UFICI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3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821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VVOCATO VENTURI ROBER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9273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AXA (ISOLA D. SCALA)</text:p>
          </table:table-cell>
          <table:table-cell table:style-name="ce1" office:value-type="string" calcext:value-type="string">
            <text:p>PER FIDEJUSSIONI JESS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L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94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CENTRO IMPRES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79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64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LAURA BONFADELLI (CENTRO IMPRESE VR)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AURA.BONFADELLI@BPV.IT" xlink:type="simple">LAURA.BONFADELLI@BPV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ERONA</text:p>
          </table:table-cell>
          <table:table-cell table:style-name="ce1" office:value-type="string" calcext:value-type="string">
            <text:p>TREVENZUOLO – DIRETT.MARCO SCIPIO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IOEGIDIO.SCIPIONI@BANCOPOPOLARE.IT" xlink:type="simple">MARIOEGIDIO.SCIPIONI@BANCOPOPOLAR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ALESSANDRO AMBROSO (CAPOARE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7733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 office:value-type="string" calcext:value-type="string">
            <text:p>PIERMARCO FRINZI (DIRETT.FILIAL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2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POPOLARE DI VICENZA (FIL.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</text:p>
          </table:table-cell>
          <table:table-cell table:style-name="ce1" office:value-type="string" calcext:value-type="string">
            <text:p>DIRETTORE MARCO MALGHER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982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BOVOL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5-24331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FERRARINI 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8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 SELLA (DIRETT.MARCO MALGHERINI)</text:p>
          </table:table-cell>
          <table:table-cell table:style-name="ce1" office:value-type="string" calcext:value-type="string">
            <text:p>LEGNAG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NCALI USATI</text:p>
          </table:table-cell>
          <table:table-cell table:style-name="ce1" office:value-type="string" calcext:value-type="string">
            <text:p>SOLO PALLET – BERG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8804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1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48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ATELLA (PRIMO MATTINO) (STEFANO)</text:p>
          </table:table-cell>
          <table:table-cell table:style-name="Default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CECILIA.ZUCCARI@PRIMOMATTINO.IT" xlink:type="simple">CECILIA.ZUCCARI@PRIMOMATTIN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 office:value-type="string" calcext:value-type="string">
            <text:p>RAPPRESENTANTE COMMERCI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60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RBIERI NASTRI TRASPORTATO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10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68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ILI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58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(ANTONIO) (SEMINA 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5869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2248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0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CELLULARE MOGLIE LAU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701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FIGLIO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2678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SSO WALTER</text:p>
          </table:table-cell>
          <table:table-cell table:style-name="ce1" office:value-type="string" calcext:value-type="string">
            <text:p>SERRA –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4166</text:p>
          </table:table-cell>
          <table:table-cell table:style-name="ce1" office:value-type="string" calcext:value-type="string">
            <text:p>SEMI SEMEN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AZZA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AZZA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978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7099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MAGDA PER PAGAMENTI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BELFRUTT@BELFRUTTA-SRL.191.IT" xlink:type="simple">BELFRUTT@BELFRUTTA-SRL.191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 office:value-type="string" calcext:value-type="string">
            <text:p>VENDITORE OSCAR 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89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03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FRUTTA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2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(AUTOCENTE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588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 office:value-type="string" calcext:value-type="string">
            <text:p>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24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76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LLINI ORTO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648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TTI LEI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 office:value-type="string" calcext:value-type="string">
            <text:p>NIPOTE 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765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AZZ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3-719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6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2162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7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ETTI LUIGI (LUSIA) (ORTO DEI PAND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NFATT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4597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ENINCASA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960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179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GAMI (NASTRO LAVORAZIO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63370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LUCA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863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SANI MARCO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6541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RTO GIULIO</text:p>
          </table:table-cell>
          <table:table-cell table:style-name="ce1" office:value-type="string" calcext:value-type="string">
            <text:p>(DATO SETTEMBRE 2012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348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885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295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06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GUI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43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884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EVERE MART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699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ARMANDO S.R.L. (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HI ELV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9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ANCOFIORE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2849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DIRETTO (ULTIMO VALID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8936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 office:value-type="string" calcext:value-type="string">
            <text:p>RAPP.TE LUCA RAU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67031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270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LANCIAI (GUALTIERI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B@COOPBILANCIAI.IT" xlink:type="simple">CB@COOPBILANCIAI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7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LUCI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2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ABITAZIONE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727909</text:p>
          </table:table-cell>
          <table:table-cell table:style-name="ce1"/>
          <table:table-cell table:style-name="ce1" office:value-type="string" calcext:value-type="string">
            <text:p>PES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5263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LUCI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48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212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303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C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5381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OCHIMICA SIRACU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1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 office:value-type="string" calcext:value-type="string">
            <text:p>SUO COMMERCIALIS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31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 office:value-type="string" calcext:value-type="string">
            <text:p>AUTISTA 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50006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844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GABR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001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LO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339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MIRK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143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SSOLO TARCI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2893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IXIO CLAUDIO</text:p>
          </table:table-cell>
          <table:table-cell table:style-name="ce1" office:value-type="string" calcext:value-type="string">
            <text:p>PER CONFEZIONI NATALIZI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4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CAMIKA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5612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AUTISTA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15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BARCAR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058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61-966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60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GAZZINO CHIAMRE PER VIAGG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9503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MATTIA (FIGLIO BAGG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446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LUE CITY (TRASPORTI PER ORTOMERCATO)</text:p>
          </table:table-cell>
          <table:table-cell table:style-name="ce1" office:value-type="string" calcext:value-type="string">
            <text:p>TITOLARE CARLO CHIAMARE PER VI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11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ARIN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1173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5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5543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CCA – TIOZZO CAENAZZO ROBERTO</text:p>
          </table:table-cell>
          <table:table-cell table:style-name="ce1" office:value-type="string" calcext:value-type="string">
            <text:p>MEDIATORE CHIOGG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aenazzo.bocca@yahoo.it" xlink:type="simple">caenazzo.bocca@yaho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DIN GIUSEPPE</text:p>
          </table:table-cell>
          <table:table-cell table:style-name="ce1" office:value-type="string" calcext:value-type="string">
            <text:p>LUI ACQUISTA MOTORI CELLE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45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LLA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120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GIANNINA (M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8176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ATO GIANNINA</text:p>
          </table:table-cell>
          <table:table-cell table:style-name="ce1" office:value-type="string" calcext:value-type="string">
            <text:p>NICOL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438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5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FANTE MAR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ARD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316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GIAMBATTISTA</text:p>
          </table:table-cell>
          <table:table-cell table:style-name="ce1" office:value-type="string" calcext:value-type="string">
            <text:p>GIAMBAT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5184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NINSEGNA MARIO</text:p>
          </table:table-cell>
          <table:table-cell table:style-name="ce1" office:value-type="string" calcext:value-type="string">
            <text:p>ERM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68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36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ELL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ORIN (SPAZZATRICE 6400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65505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OSCOLO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192</text:p>
          </table:table-cell>
          <table:table-cell table:style-name="ce1"/>
          <table:table-cell table:style-name="ce1" office:value-type="string" calcext:value-type="string">
            <text:p>SPAZZATRIC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BOTTONI (SCOPE BLU USO ALIMENT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02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 office:value-type="string" calcext:value-type="string">
            <text:p>PAOLO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6762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 FRUTTA –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26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AGANTINI (VR)</text:p>
          </table:table-cell>
          <table:table-cell table:style-name="ce1" office:value-type="string" calcext:value-type="string">
            <text:p>PER CELLE FRIGORIFE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5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6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 FAB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ESSANONE PRODUTTORE</text:p>
          </table:table-cell>
          <table:table-cell table:style-name="ce1" office:value-type="string" calcext:value-type="string">
            <text:p>INS. RAD. PDZ LUGLIO -&gt; OTTOB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96865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1306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EVIGLIERI (MACCHINE AGRIC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7401</text:p>
          </table:table-cell>
          <table:table-cell table:style-name="ce1" office:value-type="string" calcext:value-type="string">
            <text:p>TRAT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office:value-type="string" calcext:value-type="string">
            <text:p>FRANCESCO – PADRE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9-8923436</text:p>
          </table:table-cell>
          <table:table-cell table:number-columns-repeated="1018"/>
        </table:table-row>
        <table:table-row table:style-name="ro2">
          <table:table-cell table:style-name="ce1" office:value-type="string" calcext:value-type="string">
            <text:p>BRIGATI (AZ.AGR.LE VERDURE)</text:p>
          </table:table-cell>
          <table:table-cell table:style-name="ce1" office:value-type="string" calcext:value-type="string">
            <text:p>GIORGIO –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4-77170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OGATTO (WIT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0755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M DEBOR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465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ARM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7330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ORN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LMIN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107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E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2391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ANFRAN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869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MM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83062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63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02895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MARI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 TIZ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45904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BRUNELLI AGENZIA PRATICHE AUTOVEIC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</text:p>
          </table:table-cell>
          <table:table-cell table:style-name="ce1" office:value-type="string" calcext:value-type="string">
            <text:p>FIGLIO CI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7470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 office:value-type="string" calcext:value-type="string">
            <text:p>PADRE 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384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490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brunoelio.com" xlink:type="simple">info@brunoeli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RUNO ELIO (POSTEGGIO 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620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LGARON GIAN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6940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AUTISTA 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23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LEONAR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35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64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RATTI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508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CI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50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RAFFA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8920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NA (CINZIA RAFFAELL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6752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 office:value-type="string" calcext:value-type="string">
            <text:p>MANUE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432642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BUSAT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90</text:p>
          </table:table-cell>
          <table:table-cell table:style-name="ce1" office:value-type="string" calcext:value-type="string">
            <text:p>POSTEGGIO BERGA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BROND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CONCH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58452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A.P.O.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7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.OR.MA SOC. COOP. A R.L.</text:p>
          </table:table-cell>
          <table:table-cell table:style-name="ce1" office:value-type="string" calcext:value-type="string">
            <text:p>CELLE FRIGO x 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7573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</text:p>
          </table:table-cell>
          <table:table-cell table:style-name="ce1" office:value-type="string" calcext:value-type="string">
            <text:p>UFFICIO: FRANCES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75744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(ORTICOLA MARCHIGIA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676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SOCI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0483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 office:value-type="string" calcext:value-type="string">
            <text:p>UFFICIO PER PAGAMENTI: M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1-982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CCHIARELLI E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919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GNETTI (PER PEDANE LEG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2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DIRETTO OFFIC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4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6226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ILOTTO SILVIO</text:p>
          </table:table-cell>
          <table:table-cell table:style-name="ce1" office:value-type="string" calcext:value-type="string">
            <text:p>FAX PER RINNOVO ATP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4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SIL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2506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DARELLA VINCENZO (FOGGIA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1564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LIARI (SALIZZO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 office:value-type="string" calcext:value-type="string">
            <text:p>VENDITORE SIG.PERON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54383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1931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19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LIMERO ORTOFRUTTA (MERCAT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48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PER CARTA POLITENATA O CELOFA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9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SOLEFRUTTA – KAT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 (1)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ARELLA (MERCATO VERONA)</text:p>
          </table:table-cell>
          <table:table-cell table:style-name="ce1" office:value-type="string" calcext:value-type="string">
            <text:p>TITOLARE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5953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BISE TRASAC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68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PAGNARO GIOVANNI (MEST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3109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1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MT</text:p>
          </table:table-cell>
          <table:table-cell table:style-name="ce1" office:value-type="string" calcext:value-type="string">
            <text:p>MERCATO BOLOG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1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FRANCESCO</text:p>
          </table:table-cell>
          <table:table-cell table:style-name="ce1" office:value-type="string" calcext:value-type="string">
            <text:p>NEGOZIO ORTOF.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NTARELLA GERM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6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ASSO (CABRINO 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7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61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PELETTO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9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327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 office:value-type="string" calcext:value-type="string">
            <text:p>VALE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2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PRIOTTI FILIPP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7198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70-2822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643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3402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IA (SARDEGNA)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82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DUCCI LAURO (AZ.AGR.)</text:p>
          </table:table-cell>
          <table:table-cell table:style-name="ce1" office:value-type="string" calcext:value-type="string">
            <text:p>INSALATA MARCH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7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GIORGIO (VILLAFRANC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28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LINI SALIZZO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8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MELA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561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ROZZIERE QUAGLIATO BENI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3471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 office:value-type="string" calcext:value-type="string">
            <text:p>SILVESTRIN S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8708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2-690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RTOPLASTIC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690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268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027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LIN GIUSEPP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186388</text:p>
          </table:table-cell>
          <table:table-cell table:style-name="ce1"/>
          <table:table-cell table:style-name="ce1" office:value-type="string" calcext:value-type="string">
            <text:p>CARROZZI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AROTTI F.LL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268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CONE</text:p>
          </table:table-cell>
          <table:table-cell table:style-name="ce1" office:value-type="string" calcext:value-type="string">
            <text:p>RAGUSA – SICIL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207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(<text:a xlink:href="mailto:DARIO.ANSELMI@INTESASANPAOLO.COM" xlink:type="simple">DARIO.ANSELMI@INTESASANPAOLO.COM</text:a>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86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DARIO ANSELM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81536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MARCO.PACCHIANI@CRVENETO.IT" xlink:type="simple">MARCO.PACCHIANI@CRVENET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035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MARCO PACCHIANI (DIRETT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 office:value-type="string" calcext:value-type="string">
            <text:p>SIGNORA GIRARDI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7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7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marco.pacchiani@crveneto.it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SA DI RISPARMIO DEL VENETO (FIL IS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088</text:p>
          </table:table-cell>
          <table:table-cell table:style-name="ce1" office:value-type="string" calcext:value-type="string">
            <text:p>BANCH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326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A SALVATOR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44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992355</text:p>
          </table:table-cell>
          <table:table-cell table:style-name="ce1" office:value-type="string" calcext:value-type="string">
            <text:p>COMPUTER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ASTIGLIONI GIANFRANCO (COMPUTEK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322</text:p>
          </table:table-cell>
          <table:table-cell table:style-name="ce1" office:value-type="string" calcext:value-type="string">
            <text:p>COMPUTER</text:p>
          </table:table-cell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575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ATALI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239</text:p>
          </table:table-cell>
          <table:table-cell table:style-name="ce1"/>
          <table:table-cell table:style-name="ce1" office:value-type="string" calcext:value-type="string">
            <text:p>ASSISTENZ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AUCCHILI STEFANO</text:p>
          </table:table-cell>
          <table:table-cell table:style-name="ce1" office:value-type="string" calcext:value-type="string">
            <text:p>PRODUTTORE VILLA FONT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4300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FEDERICO CHIAV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0099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MAURO RUD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230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ACQ ROMEO LORE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8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LOGISTICA MORENO ZI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070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 office:value-type="string" calcext:value-type="string">
            <text:p>RESP.ORDINI FT NC FEDERICO CHIAV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0705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4156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DI SISA CENTRO NORD (SUPERMERC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0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 DEL PNEUMATICO COLTRO</text:p>
          </table:table-cell>
          <table:table-cell table:style-name="ce1" office:value-type="string" calcext:value-type="string">
            <text:p>NOG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0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NTROUFFIC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8514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62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802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PIETRO.POZZATO@CEREABANCA1897.IT" xlink:type="simple">PIETRO.POZZATO@CEREABANCA1897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REA BANCA 1987 (FIL. TREVENZU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02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MASSIMO DE CARLI 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29051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ES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CCH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299717</text:p>
          </table:table-cell>
          <table:table-cell table:style-name="ce1"/>
          <table:table-cell table:style-name="ce1" office:value-type="string" calcext:value-type="string">
            <text:p>CARRELLI ELEVATORI MULETTI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 office:value-type="string" calcext:value-type="string">
            <text:p>DOTTOR NIC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111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3-7150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ELAB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3-7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SIG.RA GLO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6338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 office:value-type="string" calcext:value-type="string">
            <text:p>UFFICIO SIG.RA GLO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410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ARAVALLE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9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75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EREGATO PIE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4270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007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IODIN ERMAN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17220741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9-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HRISTIAN SULSER GMBH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767069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AVARELLA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4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24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CONE ARMANDO (MEDIATORE FOND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1-5039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FABRIZIO GO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39839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22-97683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IESSE PAPER (CARTO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2-976761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60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960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IOCCI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414</text:p>
          </table:table-cell>
          <table:table-cell table:style-name="ce1"/>
          <table:table-cell table:style-name="ce1" office:value-type="string" calcext:value-type="string">
            <text:p>CASSETTE CARTON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CIT CENTRO IMBALLAGGIO TECNIC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636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 office:value-type="string" calcext:value-type="string">
            <text:p>GUGLIELMO BAG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35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65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LESSIDRA RISTOR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7370170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RIG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9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 office:value-type="string" calcext:value-type="string">
            <text:p>SEVE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489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.SVA (PER SED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830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6584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DANILO E GRAZ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66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F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966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54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GEM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543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91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54636-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OMB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650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63-80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95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LT.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0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INATO MICH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412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 office:value-type="string" calcext:value-type="string">
            <text:p>VIC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555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4-58235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MUNELLO GIULIO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4-58235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005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CA DEL FUC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 office:value-type="string" calcext:value-type="string">
            <text:p>GIAMPAOLO AVANZ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08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33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S. AGR. LOMBARDO VENETO TREVENZU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1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 office:value-type="string" calcext:value-type="string">
            <text:p>LUCA AMBROSET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1847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NTINI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19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SALVAT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CANCA (AVEZZANO)</text:p>
          </table:table-cell>
          <table:table-cell table:style-name="ce1" office:value-type="string" calcext:value-type="string">
            <text:p>VINCENZ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8-717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ROBERTO PER BANCALI E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201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SERGIO (MASSALONG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078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FACCHINI (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1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IL MELONE (ERBE' BISS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 office:value-type="string" calcext:value-type="string">
            <text:p>GIOVANNI GRIMAL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2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LUSCIANESE (PER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50366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 ORTICOLA DI CONTRADA BAGNI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217420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COOP.FACCHINI (VERONA)</text:p>
          </table:table-cell>
          <table:table-cell table:style-name="ce1" office:value-type="string" calcext:value-type="string">
            <text:p>PIATTAFORMA LOGISTIC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531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350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1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.FUCINO SEMENTI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OLGA (CONTABILITA'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418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OPERATIVA CAMAGRE</text:p>
          </table:table-cell>
          <table:table-cell table:style-name="ce1" office:value-type="string" calcext:value-type="string">
            <text:p>TESINI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6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ABITAZION ELI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-458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ELIS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8257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 office:value-type="string" calcext:value-type="string">
            <text:p>TITOLARE: UL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709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568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EX (NOVA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4914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882-554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 office:value-type="string" calcext:value-type="string">
            <text:p>ULTIMO 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578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8106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890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ROPOLI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30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TRASPORTI (TRASP.ESTER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173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60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I VITTOR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3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SO WALTER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ANTONIO MARIOTTO (PADR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6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 office:value-type="string" calcext:value-type="string">
            <text:p>MASSIMO MARIOTTO (FIGLIO) (EX PECAN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6062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E VECIA AZIENDA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363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83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RTINOVIS WALTE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MARCO (CHIAMARE LUI PER CARICHI IN MAGAZZIN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69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S – COOP.ORTOLANI SOTTOMARINA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3264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621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752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MART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629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968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OVER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CUCCHI ALFRE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872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25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43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9539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DONE MASSIMI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993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39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INESE</text:p>
          </table:table-cell>
          <table:table-cell table:style-name="ce1" office:value-type="string" calcext:value-type="string">
            <text:p>PER PORTA SALISCEN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567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94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ARCO FAUS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95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GIU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154022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901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37</text:p>
          </table:table-cell>
          <table:table-cell table:style-name="ce1" office:value-type="string" calcext:value-type="string">
            <text:p>POSEGGIO PADOV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AL BELLO (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ORL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10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 BOSCO PRI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75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LL'OCA (ERBE')</text:p>
          </table:table-cell>
          <table:table-cell table:style-name="ce1" office:value-type="string" calcext:value-type="string">
            <text:p>BASILICO IN VAS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689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 FRUTTA</text:p>
          </table:table-cell>
          <table:table-cell table:style-name="ce1" office:value-type="string" calcext:value-type="string">
            <text:p>POSTEGGIO 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83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GIUL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4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NIELI</text:p>
          </table:table-cell>
          <table:table-cell table:style-name="ce1" office:value-type="string" calcext:value-type="string">
            <text:p>MI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96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RIO ALFON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32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GALIMBERTI FERDINAN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1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 office:value-type="string" calcext:value-type="string">
            <text:p>POSTEGGIO 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HE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8465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TUR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863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AVIDE OLIVET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912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UFFICIO XPAG:FRANCESCO XRICAVI:ROBER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2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MELONI –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573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ANGELIS</text:p>
          </table:table-cell>
          <table:table-cell table:style-name="ce1" office:value-type="string" calcext:value-type="string">
            <text:p>VENDITORE 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643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ANDREA FIG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8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ARLI (X MELONI BIONDE)</text:p>
          </table:table-cell>
          <table:table-cell table:style-name="ce1" office:value-type="string" calcext:value-type="string">
            <text:p>CARLO (ZIO O 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1214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1867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CRISTOFARO ALFON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2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IORIS MA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074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98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STEF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 VINCENZI BRU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4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1-00147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CUZZI ROCCO (MAG. TORI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0014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RAIZZAZIONE 3D SERV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697</text:p>
          </table:table-cell>
          <table:table-cell table:style-name="ce1" office:value-type="string" calcext:value-type="string">
            <text:p>DERATTIZZAZION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6369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</text:p>
          </table:table-cell>
          <table:table-cell table:style-name="ce1" office:value-type="string" calcext:value-type="string">
            <text:p>DR. FIG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ESPAR 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62-5205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MARIA PIERLUIGI</text:p>
          </table:table-cell>
          <table:table-cell table:style-name="ce1" office:value-type="string" calcext:value-type="string">
            <text:p>NOTAIO NOGAR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11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 office:value-type="string" calcext:value-type="string">
            <text:p>COOPERATI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25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179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79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NATURA FELIC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65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 ROCC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3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17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1202130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CO (CAZZAGO BS) (TAGLIATO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7514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ISCONZ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73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LINO</text:p>
          </table:table-cell>
          <table:table-cell table:style-name="ce1" office:value-type="string" calcext:value-type="string">
            <text:p>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2639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PRI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23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RO MICHELE</text:p>
          </table:table-cell>
          <table:table-cell table:style-name="ce1" office:value-type="string" calcext:value-type="string">
            <text:p>SECOND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058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O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344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DRAGO SCAVI SAS – CAPRARA ANTONIO</text:p>
          </table:table-cell>
          <table:table-cell table:style-name="ce1" office:value-type="string" calcext:value-type="string">
            <text:p>PELLEGR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CTRONIC SERVICE ITALIA</text:p>
          </table:table-cell>
          <table:table-cell table:style-name="ce1" office:value-type="string" calcext:value-type="string">
            <text:p>PER STAMPANTE Z4M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4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ETTRAUTO LANZ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11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2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AUTO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ETTRICISTA (GHIRIGATO DORI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4213879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9556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03398</text:p>
          </table:table-cell>
          <table:table-cell table:style-name="ce1"/>
          <table:table-cell table:style-name="ce1" office:value-type="string" calcext:value-type="string">
            <text:p>ELETTRICISTA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ELVANI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6119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DI LEGNAG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19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 office:value-type="string" calcext:value-type="string">
            <text:p>SIG.PARISATO ALESSAND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538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NEL VE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11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RRANI (AGEN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900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1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1373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912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SPOSITO PASQUALE</text:p>
          </table:table-cell>
          <table:table-cell table:style-name="ce1" office:value-type="string" calcext:value-type="string">
            <text:p>ROM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APO SIG.PE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1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43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TTORE PETRAZAN</text:p>
          </table:table-cell>
          <table:table-cell table:style-name="ce1" office:value-type="string" calcext:value-type="string">
            <text:p>LO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059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GIORGIO-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03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MAGAZZINO (X MELONI ELEN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410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ARICCI</text:p>
          </table:table-cell>
          <table:table-cell table:style-name="ce1" office:value-type="string" calcext:value-type="string">
            <text:p>POST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35428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CARGO (EX CARVIPER?) -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2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177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POOOL</text:p>
          </table:table-cell>
          <table:table-cell table:style-name="ce1" office:value-type="string" calcext:value-type="string">
            <text:p>EUGENIO DE NAR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2-2694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ECNICO SIG.AD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53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. FABRIZIO E BRIGN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47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BS)</text:p>
          </table:table-cell>
          <table:table-cell table:style-name="ce1" office:value-type="string" calcext:value-type="string">
            <text:p>TITOLARE ZIL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2939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UROVERDE (MERCATO VERONA)</text:p>
          </table:table-cell>
          <table:table-cell table:style-name="ce1" office:value-type="string" calcext:value-type="string">
            <text:p>VENDITORE LUC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36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 office:value-type="string" calcext:value-type="string">
            <text:p>ATTIL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EVERGREEN (AVEZZ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819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 office:value-type="string" calcext:value-type="string">
            <text:p>TITOLARE SIG. ANNOVI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749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5735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ANNOVI (PER SPANDILETA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5580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4" office:value-type="string" calcext:value-type="string">
            <text:p>* CORRA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6607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3318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9776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IERE 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9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 office:value-type="string" calcext:value-type="string">
            <text:p>MAGAZZINO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61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BRUNO (MAGAZZINO VERO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84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RO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8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L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8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ANDREA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4028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 office:value-type="string" calcext:value-type="string">
            <text:p>ROBERTO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3259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12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55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1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.LLI TESI (POSTEGGIO FIRENZ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222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15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490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BBRI MARIO (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3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DONATO (BS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0-2640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RESP.QUALIT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FACCHININATURA.IT" xlink:type="simple">INFO@FACCHININATUR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 office:value-type="string" calcext:value-type="string">
            <text:p>SARTOR ANDREA PER ORD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39218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HINI E C. S.S. (BRES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6405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GIAN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54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NI 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14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CCIOLI V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14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GIONI (PEDANE LEGNO USAT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903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ALAVIGNA ARDUINO (MONTAL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2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363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FAX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5-7831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RETRA DOMENICO</text:p>
          </table:table-cell>
          <table:table-cell table:style-name="ce1" office:value-type="string" calcext:value-type="string">
            <text:p>MOGLI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3682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AZION VIA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3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4467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NDO – POSTEGGIO GENOV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745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A MARIO</text:p>
          </table:table-cell>
          <table:table-cell table:style-name="ce1" office:value-type="string" calcext:value-type="string">
            <text:p>META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78491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E FRANCESCHETTI</text:p>
          </table:table-cell>
          <table:table-cell table:style-name="ce1" office:value-type="string" calcext:value-type="string">
            <text:p>SEDANO E SOTTACE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0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 office:value-type="string" calcext:value-type="string">
            <text:p>PER FAGIOLI BORLOTTI TACCOLE ETC..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9953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ERRARI LUIGI DOTTO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0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51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DANZA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934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4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ALESSANDRA (FIGLIA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932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(GENTILE)</text:p>
          </table:table-cell>
          <table:table-cell table:style-name="ce1" office:value-type="string" calcext:value-type="string">
            <text:p>FABI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5847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LIPPINI ROBERTO – VIGAS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2087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MEZ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5471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ORINO NATAL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370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 office:value-type="string" calcext:value-type="string">
            <text:p>ZAFFARA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971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I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769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</text:p>
          </table:table-cell>
          <table:table-cell table:style-name="ce1" office:value-type="string" calcext:value-type="string">
            <text:p>CARMINE – MU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192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GGINI RUDY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6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4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NDIARIA SAI ASSICURAZIONE</text:p>
          </table:table-cell>
          <table:table-cell table:style-name="ce1" office:value-type="string" calcext:value-type="string">
            <text:p>FONDIARIA SAI (SIG.BERTONCIN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10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1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COMPANY SRL</text:p>
          </table:table-cell>
          <table:table-cell table:style-name="ce1" office:value-type="string" calcext:value-type="string">
            <text:p>ZUSI VALERI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zusi@4company.it" xlink:type="simple">zusi@4company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 (4) MY SELECTION UG</text:p>
          </table:table-cell>
          <table:table-cell table:style-name="ce1" office:value-type="string" calcext:value-type="string">
            <text:p>SIG. PHILIP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71531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4504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LUCIANO E C. SNC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2466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FORMAGLIO ORTOF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42-920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MIGAR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6-18258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D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AUTISTA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602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</text:p>
          </table:table-cell>
          <table:table-cell table:style-name="ce1" office:value-type="string" calcext:value-type="string">
            <text:p>PAOLO (ORGANIZZA AUTIS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66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754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CLAUDIO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3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ABITAZIONE GIUSEPP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209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DAM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7140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84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RNARI GIUSEPP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65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OSCHIMATTEO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896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5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ASSO ENZO E BRUNO</text:p>
          </table:table-cell>
          <table:table-cell table:style-name="ce1" office:value-type="string" calcext:value-type="string">
            <text:p>PER BILAN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894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 (PER TRATTORE)=&gt; VEDI SOFFIAT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ACCARO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19581</text:p>
          </table:table-cell>
          <table:table-cell table:style-name="ce1" office:value-type="string" calcext:value-type="string">
            <text:p>MURATOR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ANCESCHETTI </text:p>
          </table:table-cell>
          <table:table-cell table:style-name="ce1" office:value-type="string" calcext:value-type="string">
            <text:p>MACCACARI - RAD.CHIOGG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6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556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3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ENTI GIOVANNI (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53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 TRANS 2000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9-956220</text:p>
          </table:table-cell>
          <table:table-cell table:style-name="ce1" office:value-type="string" calcext:value-type="string">
            <text:p>TRASPORTI AVEZZ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659011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4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TECNICO DI TURNO NEI FESTIV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36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GOVENETA</text:p>
          </table:table-cell>
          <table:table-cell table:style-name="ce1" office:value-type="string" calcext:value-type="string">
            <text:p>UFFICIO X INTERVEN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59030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32-612281</text:p>
          </table:table-cell>
          <table:table-cell table:style-name="ce1"/>
          <table:table-cell table:style-name="ce1" office:value-type="string" calcext:value-type="string">
            <text:p>FRIGO CELLE FRIGORIFERE</text:p>
          </table:table-cell>
          <table:table-cell table:style-name="ce1" table:number-columns-repeated="247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5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IULCOM GIACOMO RONZA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4354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1514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.VER</text:p>
          </table:table-cell>
          <table:table-cell table:style-name="ce1" office:value-type="string" calcext:value-type="string">
            <text:p>NICOLETTA DONA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 office:value-type="string" calcext:value-type="string">
            <text:p>LUBR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8649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IT SERVICE DI FERRI GIAMPIET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 EXPORT</text:p>
          </table:table-cell>
          <table:table-cell table:style-name="ce1" office:value-type="string" calcext:value-type="string">
            <text:p>MERCATO VERONA – 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72592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EXPOR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456</text:p>
          </table:table-cell>
          <table:table-cell table:style-name="ce1" office:value-type="string" calcext:value-type="string">
            <text:p>POSTEGGIO BOLOGN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8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 office:value-type="string" calcext:value-type="string">
            <text:p>ANGELO ROCCHI (VENDITO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(POSTEGGIO ROM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6-41294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BOLOGNA</text:p>
          </table:table-cell>
          <table:table-cell table:style-name="ce1" office:value-type="string" calcext:value-type="string">
            <text:p>PAOLO BONAZZ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7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TTITAL MILANO</text:p>
          </table:table-cell>
          <table:table-cell table:style-name="ce1" office:value-type="string" calcext:value-type="string">
            <text:p>MAURIZIO CASTELNOV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2722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647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6-9680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RUVEX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6-9682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1-9471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MAGALLI (ANTONI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626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12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4229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GIAM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57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NTAMARA CERESANI DOMENIC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5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FURIANI RODOLF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97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ETANO CARU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0-6546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5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EAZZO PAOLO S.R.L. (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1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LLETTO ANTON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7020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ARETTO MASSIMO (RADICCH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09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BIRASIO</text:p>
          </table:table-cell>
          <table:table-cell table:style-name="ce1" office:value-type="string" calcext:value-type="string">
            <text:p>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77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MMA FRUTTA</text:p>
          </table:table-cell>
          <table:table-cell table:style-name="ce1" office:value-type="string" calcext:value-type="string">
            <text:p>MERCATO PADOVA – AND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8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DEN FRUTTA SRL (RENZ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20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326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ROFOLO GIO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197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58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SPARRONI G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9" office:value-type="string" calcext:value-type="string">
            <text:p>0734-640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682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ATTI PAOLO (CIPOLLIN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6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MIRK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50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109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 office:value-type="string" calcext:value-type="string">
            <text:p>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52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CCHEL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122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ADOLFO GEM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687291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2-53870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MMO (CARROZZERI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3871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GENERALI ASSICURAZIONI BOVOLONE</text:p>
          </table:table-cell>
          <table:table-cell table:style-name="ce1" office:value-type="string" calcext:value-type="string">
            <text:p>MICC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1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381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NTALIA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1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4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3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FUR SOC.COOP.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OMETRA FERDINANDO FOGG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428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(TREVISO NAPO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034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ARDO DE VITO (SCAF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85095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GATI TERE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2-2837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CLIENTE RADICCHIO: DAVID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4917377771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REBHORN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6701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SULSER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(0)897782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ERMANIA – VEDI TRI FRUTTA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22972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LARDI (POSTEGGIO BERGAM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2994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IGATO ROBERTO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5" office:value-type="string" calcext:value-type="string">
            <text:p>COOP.S.MASSIMO UFFICIO IMPIEGATA MENEGHEL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01328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 office:value-type="string" calcext:value-type="string">
            <text:p>MENEGHELLO PER CARICO CAS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306053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LANDA ANTONIO (IMBALLA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2195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73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HIROTTO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5743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0264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BBE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COVELLI (BAR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0-9311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MMARCO (PRIMIZIE DI OR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ABIA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72707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3174</text:p>
          </table:table-cell>
          <table:table-cell table:style-name="ce1" office:value-type="string" calcext:value-type="string">
            <text:p>ACQUIST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IANELLO GABR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032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NNI 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77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395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AROLA GRISOSTAMO</text:p>
          </table:table-cell>
          <table:table-cell table:style-name="ce1" office:value-type="string" calcext:value-type="string">
            <text:p>ROVERCHIAR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85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 office:value-type="string" calcext:value-type="string">
            <text:p>FIGLIA: VEDI AGRI Più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5095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3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2562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AGRIPIU.STUDIO@GMAIL.COM" xlink:type="simple">AGRIPIU.STUDIO@GMAIL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LIOLI OLIVIA (AGRIPIU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028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PU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6-6615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GOLDEN GROUP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61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NELL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40945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IA DEI MARS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78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16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RDANO NAP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1-9437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306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IOTTO FRUIT S.R.L. (FIRENZE) (CON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43930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BBETTI (PER FUNGH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84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OZZI SIMO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ASSI FRANCESCO (MERCE LAVOR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89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VEDI TOSATTO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50186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OSS MARKET (VERO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50235</text:p>
          </table:table-cell>
          <table:table-cell table:style-name="ce1" office:value-type="string" calcext:value-type="string">
            <text:p>MATERIALE DI CONSUM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MAURO SAVOIA</text:p>
          </table:table-cell>
          <table:table-cell table:style-name="ce1" office:value-type="string" calcext:value-type="string">
            <text:p>RACCOLTA LEG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2315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MAU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1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OSC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6077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440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00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ROVEREDO-ARCORE – PAO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440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RUPPO NAPOLEON</text:p>
          </table:table-cell>
          <table:table-cell table:style-name="ce1" office:value-type="string" calcext:value-type="string">
            <text:p>VERONA – GIORGIO X CONTAB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6919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76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ALDO ROBERTO (LUSIA)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ERRA (MELONI VILIMPEN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175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80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9906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RIPORTELLA FILIPP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25-818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9975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7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DO GRASS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32-801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(CAPUCC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IZZARDI DAVIDE</text:p>
          </table:table-cell>
          <table:table-cell table:style-name="ce1" office:value-type="string" calcext:value-type="string">
            <text:p>CAVOLO CAPUCCIO (CASTAGNAR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56182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2-7504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32-7504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GULIZZI SALVATORE (FERRA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72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 office:value-type="string" calcext:value-type="string">
            <text:p>SIG.CAPATO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5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6000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NOVUS COMMERCIUM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1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(IND.IN FATTURA... NON USARE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8651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 office:value-type="string" calcext:value-type="string">
            <text:p>SIG.MORE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430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ORTUS TRADE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733-2844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HYPO ALPE ADRIA BANK</text:p>
          </table:table-cell>
          <table:table-cell table:style-name="ce1" office:value-type="string" calcext:value-type="string">
            <text:p>MAURIZIO FERRARI PER LEASING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4309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4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3248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079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ORETO (FUCINO)</text:p>
          </table:table-cell>
          <table:table-cell table:style-name="ce1" office:value-type="string" calcext:value-type="string">
            <text:p>FUC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9141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AMPIER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258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A S.N.C.</text:p>
          </table:table-cell>
          <table:table-cell table:style-name="ce1" office:value-type="string" calcext:value-type="string">
            <text:p>RAFFA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9-21603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E VERONA</text:p>
          </table:table-cell>
          <table:table-cell table:style-name="ce1" office:value-type="string" calcext:value-type="string">
            <text:p>UFFICIO INFORM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39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COPLASTIC (VANGELIS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2222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ABIOLA RISMENI (PER SIST FT E CASSE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FEDERICA PEDRON PER ORDINI BLOCC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</text:p>
          </table:table-cell>
          <table:table-cell table:style-name="ce1" office:value-type="string" calcext:value-type="string">
            <text:p>PER ORD.IMBALL. SIG.RA MANUELA // WALTER TRIPOD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ORDINI IMBALLAGGIO (TRIPODI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5384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PER PROB.PORTALE VIRGINIA 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28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GIORGIO.BETELLA@IFCO.DE" xlink:type="simple">GIORGIO.BETELLA@IFCO.DE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FCO SYSTEMS</text:p>
          </table:table-cell>
          <table:table-cell table:style-name="ce1" office:value-type="string" calcext:value-type="string">
            <text:p>RAPP.GIORGIO BETT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5384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 BETTOLINO SCARL</text:p>
          </table:table-cell>
          <table:table-cell table:style-name="ce1" office:value-type="string" calcext:value-type="string">
            <text:p>SIG.DICARRA GIANLUC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50605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LMAPAK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102044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 office:value-type="string" calcext:value-type="string">
            <text:p>AGENTE DAMIA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92335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 NOR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800857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496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BALLAGGI USATI ZANFRETTA SAS</text:p>
          </table:table-cell>
          <table:table-cell table:style-name="ce1" office:value-type="string" calcext:value-type="string">
            <text:p>IMBALLI E PALLET USATI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38386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IMPIANTO DI ALLARME-&gt; VEDI VSD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R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56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SOLA BLU</text:p>
          </table:table-cell>
          <table:table-cell table:style-name="ce1" office:value-type="string" calcext:value-type="string">
            <text:p>ACI 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8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TALIA BELT</text:p>
          </table:table-cell>
          <table:table-cell table:style-name="ce1" office:value-type="string" calcext:value-type="string">
            <text:p>UFFICIO (SIG.LU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38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IVECO/BRENNERO (CAMION)</text:p>
          </table:table-cell>
          <table:table-cell table:style-name="ce1" office:value-type="string" calcext:value-type="string">
            <text:p>RAPPRESENTANTE GUERRA 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351304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 office:value-type="string" calcext:value-type="string">
            <text:p>VENDI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825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85984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OINDUSTRIA@JCOPLASTIC.COM" xlink:type="simple">AGROINDUSTRIA@JCOPLASTIC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COPLASTIC – BATTIPAG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921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JOSEPH (DEL TRENTINO)</text:p>
          </table:table-cell>
          <table:table-cell table:style-name="ce1" office:value-type="string" calcext:value-type="string">
            <text:p>A COLTIVA ANCHE A TREVENZU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1695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9109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13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KILINC GMBH – GERMANIA</text:p>
          </table:table-cell>
          <table:table-cell table:style-name="ce1" office:value-type="string" calcext:value-type="string">
            <text:p>ROMANO PAROLINI “MEDIATORE A VR”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romano13@hotmail.it" xlink:type="simple">romano13@hot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number-columns-repeated="2"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ECONOMICA1@LIBERO.IT" xlink:type="simple">AGRIECONOMICA1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ECONOMICA PAGLIARE SCARL (MARCH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5-80416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37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CONF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00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3450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CELL. 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818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SI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62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A DI PESCE GERARDO</text:p>
          </table:table-cell>
          <table:table-cell table:style-name="ce1" office:value-type="string" calcext:value-type="string">
            <text:p>POSTEGGIO TREVIS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433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 office:value-type="string" calcext:value-type="string">
            <text:p>MASSIMO VOLA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8297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L'ORTOLANO (VOLANTI –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3410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58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TITOLARE SIG.ANGE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6368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 office:value-type="string" calcext:value-type="string">
            <text:p>UFFI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5-84945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NICASRL@LUNICA.IT" xlink:type="simple">LUNICASRL@LUNI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5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'UNICA ORTOF.DEL MUG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84553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 office:value-type="string" calcext:value-type="string">
            <text:p>CASTAGNARO (VR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201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CASTAGNARESE SOC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4517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0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DAMIANO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4517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1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DELIZIA (DORO)</text:p>
          </table:table-cell>
          <table:table-cell table:style-name="ce1" office:value-type="string" calcext:value-type="string">
            <text:p>PAOLO (PAD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86996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AGRONOMO BERALDI SIM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921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524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SALV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3693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MEDIGLIA FRUTTA</text:p>
          </table:table-cell>
          <table:table-cell table:style-name="ce1" office:value-type="string" calcext:value-type="string">
            <text:p>UFFICIO (PER PAG.SIN.RA SILVI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82603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POLIGNANESE</text:p>
          </table:table-cell>
          <table:table-cell table:style-name="ce1" office:value-type="string" calcext:value-type="string">
            <text:p>LISC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5360008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A ROCCA SOC.COOP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634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CINTIL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SORGENTE (POSTEGGIO MILANO)</text:p>
          </table:table-cell>
          <table:table-cell table:style-name="ce1" office:value-type="string" calcext:value-type="string">
            <text:p>LUIGI (EX VENDITORE CONTIN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9059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 TORRE (AUTOTRASP. PER FABBRI RIM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34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01131903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862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67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IO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97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 office:value-type="string" calcext:value-type="string">
            <text:p>DEPOSI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NZA BRU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744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RBI BADOU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217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VAGNI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4484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46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MAR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063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 office:value-type="string" calcext:value-type="string">
            <text:p>SEDE TRIESTE PER PAG.SIG.CIN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36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AZZARINI FRANCO E C. (POSTEGGIO 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601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204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 CHIESOLE (LORA GIAN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40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ARD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0343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<text:a xlink:href="mailto:LEONCINI@PSVSRL.COM" xlink:type="simple">LEONCINI@PSVSRL.COM</text:a>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02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 office:value-type="string" calcext:value-type="string">
            <text:p>SIG.SARTORETTI GIORD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2140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900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NCINI CLAUDIO (GEOLOG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105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400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EOP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710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CE</text:p>
          </table:table-cell>
          <table:table-cell table:style-name="ce1" office:value-type="string" calcext:value-type="string">
            <text:p>ANDREA CEOLET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6907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489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ARLO BIGNAMI UFFICIO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7188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3736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ARIO ALB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09120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DOMEN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372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124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GIUSEPPE ESTE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6455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330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NEA VERDE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90311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50502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IUZZI FABRIZIO</text:p>
          </table:table-cell>
          <table:table-cell table:style-name="ce1" office:value-type="string" calcext:value-type="string">
            <text:p>PUGLIE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528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 office:value-type="string" calcext:value-type="string">
            <text:p>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48451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 IACON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612</text:p>
          </table:table-cell>
          <table:table-cell table:style-name="ce1" office:value-type="string" calcext:value-type="string">
            <text:p>TRASPORT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BATTISTI L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621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DOTT.ST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233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6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FFREDO STELL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7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A MIL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31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NGO PATRIZ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7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oraluca.srl@legalmail.it" xlink:type="simple">loraluca.srl@legalmail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 office:value-type="string" calcext:value-type="string">
            <text:p>mail certific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lucalora@libero.it" xlink:type="simple">lucalora@liber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193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ORA LUCA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4691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</text:p>
          </table:table-cell>
          <table:table-cell table:style-name="ce1" office:value-type="string" calcext:value-type="string">
            <text:p>MACEROLA MARC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5-26662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425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 office:value-type="string" calcext:value-type="string">
            <text:p>AGROTECNICO ROCCO FAIELL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1-9559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0122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CCI GREGORIO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39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3090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930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 office:value-type="string" calcext:value-type="string">
            <text:p>SUO COMMERCIALISTA 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53126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ENTI MA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48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2294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 office:value-type="string" calcext:value-type="string">
            <text:p>ITA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055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LUSIA COOP.ORTOLA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NER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616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 office:value-type="string" calcext:value-type="string">
            <text:p>OMA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21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581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.G.P.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03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GLI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0-232604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MU.SA. SRL</text:p>
          </table:table-cell>
          <table:table-cell table:style-name="ce1" office:value-type="string" calcext:value-type="string">
            <text:p>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88224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.PA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3475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03507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2" office:value-type="string" calcext:value-type="string">
            <text:p>MAESTRI ORTOFRUTTA (POSTEGGIO PARMA)</text:p>
          </table:table-cell>
          <table:table-cell table:style-name="ce1" office:value-type="string" calcext:value-type="string">
            <text:p>POTEGGIO PARM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1-99279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GGI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GNANI DANILO E EGIDIO OSTIGL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6-436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8239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41-93260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IOLI CRISTIAN PROD.ORTOFRUTT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93200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AGNINI OSVAL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16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LAMAN COSTANT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87763</text:p>
          </table:table-cell>
          <table:table-cell table:style-name="ce1" office:value-type="string" calcext:value-type="string">
            <text:p>VENDITA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331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FLAVIO (INOXTECNICA VERONESE)</text:p>
          </table:table-cell>
          <table:table-cell table:style-name="ce1" office:value-type="string" calcext:value-type="string">
            <text:p>MANUTENZIONE NASTRI (EURO 35 ORAR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442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LINI S.A.S. DI MALINI MARIO</text:p>
          </table:table-cell>
          <table:table-cell table:style-name="ce1" office:value-type="string" calcext:value-type="string">
            <text:p>SOTTACETI VILLA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50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9017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GRICOLA.MANFRIN@ALICE.IT" xlink:type="simple">AGRICOLA.MANFRIN@ALIC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FRIN LORENZO AZ.AGR. (ROSOL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403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3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AN BRUNO TRASPORTI CHIOGGIA (EX NARC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5093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FERDINAND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LUC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2017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ELLI PIER GIORGIO</text:p>
          </table:table-cell>
          <table:table-cell table:style-name="ce1" office:value-type="string" calcext:value-type="string">
            <text:p>SALIZZOLE VALMORSELZ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27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NTOVANI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093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ANESI SERG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8818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ANTONI F.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213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HIELLA RI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590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 ROMEO</text:p>
          </table:table-cell>
          <table:table-cell table:style-name="ce1" office:value-type="string" calcext:value-type="string">
            <text:p>PER ROSSO VR A ROVEREDO DE GUA'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5747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(COMPRA VERON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50684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15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CONCINI MAR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261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ANO PAT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41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ELLA (SORELLA GIUSEPP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55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INO ALBERGO RIST.BUTTAPIET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4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. → MAGAZZ.ALESSIO</text:p>
          </table:table-cell>
          <table:table-cell table:style-name="ce1" office:value-type="string" calcext:value-type="string">
            <text:p>TEL</text:p>
          </table:table-cell>
          <table:table-cell office:value-type="string" calcext:value-type="string">
            <text:p>045-790219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AMMINISTRAZIONE F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0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COMPRATORE MARCO FERR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407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FERRARI CAS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80124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RTINELLI SUPERMERCATI</text:p>
          </table:table-cell>
          <table:table-cell table:style-name="ce1" office:value-type="string" calcext:value-type="string">
            <text:p>FAX MAGAZZINO SCARIC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7966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797932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AGGIA (IDRAULI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8894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757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87121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STRANDREA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87110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779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TTIOLI (CANARI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50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U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0835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 office:value-type="string" calcext:value-type="string">
            <text:p>FRANCES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76096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208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AXI 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37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25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3-5641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GO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4960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92227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I MORE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3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LOTTO ENRI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8140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ETALLI (RACCOLTA METALLI) IV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608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CHELETTI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2024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7001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ELE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3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3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MASSIMO PERUS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7106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 office:value-type="string" calcext:value-type="string">
            <text:p>RICCARDO RENZI (RESP.PIATT. VR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3453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6230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GROSS (MION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515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2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8671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LANI E FRAGOR GROUP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867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CHIELLO POMPE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46259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2683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NUTILLI GABRIELLA GILBERTO</text:p>
          </table:table-cell>
          <table:table-cell table:style-name="ce1" office:value-type="string" calcext:value-type="string">
            <text:p>TERRACINA LATINA PER INSALAT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77223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LA QUINTO (ASCO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6300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SO GIOV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97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OZZI ANGIOLINO (SCAVATOR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72045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CRISTIA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08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IDO E GABRIELE</text:p>
          </table:table-cell>
          <table:table-cell table:style-name="ce1" office:value-type="string" calcext:value-type="string">
            <text:p>PRODUTTORI BONFER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9001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2">
          <table:table-cell table:style-name="ce1" office:value-type="string" calcext:value-type="string">
            <text:p>MIRANDOLA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81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638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IRONE G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01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NEW FRUIT (MERCATO VERONA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9291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86073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3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CCALDI RAFFA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75315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GIUSEPPE PICA SOST.MI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1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 office:value-type="string" calcext:value-type="string">
            <text:p>MIRELLA RESP.ACQUIS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16116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35-4112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DENFRUIT SP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35-5905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90669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CLAUD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LINARI DANI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2146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3891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EDORO (PU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514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NTRESOR (SOMMACAMPAG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1532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681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I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6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CERE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753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1882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 office:value-type="string" calcext:value-type="string">
            <text:p>PRONTISSIMA 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43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NDO (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637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646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ATELLO ENRICO (AZ.AG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290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GIOV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2522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3283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ELATO VAN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42876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ANGELA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836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 office:value-type="string" calcext:value-type="string">
            <text:p>GIAN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39913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75-83122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INI (X MEL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5-7802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ROSATO SABRI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331456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OSE' (CRESPI RENAT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55009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MUNARIN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6989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POLI (ALESSANDRO DALL'ORT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0737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(LA NATU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1-49509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E' (FABEN)</text:p>
          </table:table-cell>
          <table:table-cell table:style-name="ce1" office:value-type="string" calcext:value-type="string">
            <text:p>PER PAGAMENTI SIG.SILV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35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 NOSTRA (ALFONS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651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 office:value-type="string" calcext:value-type="string">
            <text:p>RESPONSABILE CARICO/SCARICO EMANUE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3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TURA.COM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35454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267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AZARIO DANIEL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64393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651907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7203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2736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IZZO BRUNO E PIER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0-50007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86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OTAIO LUCIO LOMBARD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8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79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 office:value-type="string" calcext:value-type="string">
            <text:p>MARCO PERES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3080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61259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annafrutta.it" xlink:type="simple">info@annafrutt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A ANNAFRUTTA (PER MELONI) UDIN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74155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NUOVO CAM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348</text:p>
          </table:table-cell>
          <table:table-cell table:style-name="ce1" office:value-type="string" calcext:value-type="string">
            <text:p>RISTORANTE</text:p>
          </table:table-cell>
          <table:table-cell table:style-name="ce1" table:number-columns-repeated="248"/>
          <table:table-cell table:number-columns-repeated="769"/>
        </table:table-row>
        <table:table-row table:style-name="ro2">
          <table:table-cell table:style-name="ce1" office:value-type="string" calcext:value-type="string">
            <text:p>OIGNATANO PUGLI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171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3381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LICASA (SIG. OLIBO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3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3910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M (ZAPPOLLA PAO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7304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LAND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3508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MERCATO VICENZ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6459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OFRUIT</text:p>
          </table:table-cell>
          <table:table-cell table:style-name="ce1" office:value-type="string" calcext:value-type="string">
            <text:p>ZANON MAURIZIO TITO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4451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89488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40315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1728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 office:value-type="string" calcext:value-type="string">
            <text:p>TON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55109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1-286183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SI E FABBR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1-286178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ICOLA MARCHIGIANA=&gt; VEDI CACCHIARELL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DEI PANDA → VEDI BENETTI LUIGI</text:p>
          </table:table-cell>
          <table:table-cell table:style-name="ce1"/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</text:p>
          </table:table-cell>
          <table:table-cell table:style-name="ce1" office:value-type="string" calcext:value-type="string">
            <text:p>CRISTIANO DETRATTI X NUOVO MAG.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97437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ALESS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64627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GIAN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75505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557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 RO. MI. STABILIMENTO 3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93592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 office:value-type="string" calcext:value-type="string">
            <text:p>TITOLARE CAMI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746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CAV.2000 (POSTEGGIO 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12287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2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3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FRUT S.A.S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045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STE.MI – BASSANI (LUSI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25-60754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.STE.MI – BASSANI (LUSI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1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</text:p>
          </table:table-cell>
          <table:table-cell table:style-name="ce1" office:value-type="string" calcext:value-type="string">
            <text:p>ANGELO NICCOLI RESP.CASSE SAN PAOLOD'ARGO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6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1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46037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1010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(ASSIST.ACQUISTI) (M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2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FEDERICA FULLIN DIRE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35-425245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6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72578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PESCHIERA BORROMEO (MILANO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1651901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25242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LL S.R.L.</text:p>
          </table:table-cell>
          <table:table-cell table:style-name="ce1" office:value-type="string" calcext:value-type="string">
            <text:p>S.PAOLO D'ARGON (BG) (SEDE AMM.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2880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825993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BERMAR (GIAMMARC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867806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958792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PIER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34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 office:value-type="string" calcext:value-type="string">
            <text:p>CASTELLO 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224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598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ORTOFRUTTACASTELLO.COM" xlink:type="simple">INFO@ORTOFRUTTACASTELLO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.CASTELLO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58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CESI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796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MA</text:p>
          </table:table-cell>
          <table:table-cell table:style-name="ce1" office:value-type="string" calcext:value-type="string">
            <text:p>TELEFONO E FAX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9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 office:value-type="string" calcext:value-type="string">
            <text:p>LORENA X ORDINI MEL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3522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IN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4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865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A (FIRENZE)</text:p>
          </table:table-cell>
          <table:table-cell table:style-name="ce1" office:value-type="string" calcext:value-type="string">
            <text:p>PASTORELLI FAB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5-4161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FRUTTICOLA BASSO ADIGE</text:p>
          </table:table-cell>
          <table:table-cell table:style-name="ce1" office:value-type="string" calcext:value-type="string">
            <text:p>TIZI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97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ARNALD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8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1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GREEN DI GASTALDE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1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LANI E TREVENZUO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8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AR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8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 office:value-type="string" calcext:value-type="string">
            <text:p>BAGG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16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MERCATO (SEVEN SP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61-2416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 office:value-type="string" calcext:value-type="string">
            <text:p>PAOLO CAMPANA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662237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576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ADOVA SAS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7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ORTOPIU' (GIUS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9594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 office:value-type="string" calcext:value-type="string">
            <text:p>RENA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770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5-401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ROS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930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GIAN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68397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29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RTOVERDE (POSTEGGIO PADOVA)</text:p>
          </table:table-cell>
          <table:table-cell table:style-name="ce1" office:value-type="string" calcext:value-type="string">
            <text:p>VENDITORE: NAZ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29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7397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7399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767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OVEG (ALPE DOTTOR LADU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616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20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ACKMA</text:p>
          </table:table-cell>
          <table:table-cell table:style-name="ce6" office:value-type="string" calcext:value-type="string">
            <text:p>PER MACCHINA AVVOLGITRICE ROTOPLAST 1515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57615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71-820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BOX (BINS NUOVI € 52,00 ANNO 2010)</text:p>
          </table:table-cell>
          <table:table-cell table:style-name="ce1" office:value-type="string" calcext:value-type="string">
            <text:p>PARTENZA BOLZ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1-812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ERMO STEFANIA AZ.AGRICO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668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 office:value-type="string" calcext:value-type="string">
            <text:p>NUNZ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0-5145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M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0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74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LUMBO GIACOM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64-9336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FAB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1976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900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</text:p>
          </table:table-cell>
          <table:table-cell table:style-name="ce1" office:value-type="string" calcext:value-type="string">
            <text:p>RESP.ACQUISTI SIG.VERZ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48840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ASMAGHI-CAMPANALE FABIO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88409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BERTOLO UFF.ZIGARIN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064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PER IMBALLAGGIO)</text:p>
          </table:table-cell>
          <table:table-cell table:style-name="ce1" office:value-type="string" calcext:value-type="string">
            <text:p>PARLARE CON DAVID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5712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AMMINISTRATIVO)</text:p>
          </table:table-cell>
          <table:table-cell table:style-name="ce1" office:value-type="string" calcext:value-type="string">
            <text:p>PARLARE CON BUFF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5495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UFF. CONTABILITA')</text:p>
          </table:table-cell>
          <table:table-cell table:style-name="ce1" office:value-type="string" calcext:value-type="string">
            <text:p>PARLARE CON ELISABETTA (FT.NOLEGGI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5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137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3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11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VENEZ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496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M (ZIGARNI RESP. GENERAL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44528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7427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DOLI LUI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3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CES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671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 office:value-type="string" calcext:value-type="string">
            <text:p>W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0846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NNE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546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RCO DELGARGANO</text:p>
          </table:table-cell>
          <table:table-cell table:style-name="ce1" office:value-type="string" calcext:value-type="string">
            <text:p>RAGIONIERE GIOVAN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756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30257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EGIDIO (MEDIATORE MELONI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023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ETTO GAET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073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INI FRANCES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85598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OTTO ESTE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8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SALONGO (BANCALI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28430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STA GIOIOSA (RODIGO MN)</text:p>
          </table:table-cell>
          <table:table-cell table:style-name="ce1" office:value-type="string" calcext:value-type="string">
            <text:p>STORTI SE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65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340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TTARO MARCO</text:p>
          </table:table-cell>
          <table:table-cell table:style-name="ce1" office:value-type="string" calcext:value-type="string">
            <text:p>LUS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22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AVANELLO VALERIO</text:p>
          </table:table-cell>
          <table:table-cell table:style-name="ce1" office:value-type="string" calcext:value-type="string">
            <text:p>MERCA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69840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RIOTTO 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7733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MASINI FRAN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055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AMMINISTRATIV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346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CANA (PRONTOCHEF)</text:p>
          </table:table-cell>
          <table:table-cell table:style-name="ce1" office:value-type="string" calcext:value-type="string">
            <text:p>UFFICIO COMMERCIAL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0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 office:value-type="string" calcext:value-type="string">
            <text:p>A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67183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DEVAR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719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ANDREINA</text:p>
          </table:table-cell>
          <table:table-cell table:style-name="ce1" office:value-type="string" calcext:value-type="string">
            <text:p>PER INS. I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840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BELLINI TRANQUIL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INELLI RU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843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ERINI SANTE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OTELLI CARROZZERIA (CAR.VI.PER.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5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CAMION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8073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06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RUSI (POSTEGGIO VR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947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SARES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1-72006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TTENE STEFANO</text:p>
          </table:table-cell>
          <table:table-cell table:style-name="ce1" office:value-type="string" calcext:value-type="string">
            <text:p>PER RINGHIERA – FABB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3735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DRIAN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4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4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EZZO AUGUST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7771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9312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LASTRO PLAST SNC (FRANCO POLATO)</text:p>
          </table:table-cell>
          <table:table-cell table:style-name="ce1" office:value-type="string" calcext:value-type="string">
            <text:p>RICICLO MAT. PLASTICHE BINS USA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5722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TTONI (POSTEGGIO VICENZA)</text:p>
          </table:table-cell>
          <table:table-cell table:style-name="ce1" office:value-type="string" calcext:value-type="string">
            <text:p>PER RICAVI MELONI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6181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IGHELLA LERIS RO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51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376-398845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PAD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83241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 office:value-type="string" calcext:value-type="string">
            <text:p>SIMO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8-3750230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2956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22438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 (PER BANCALI LEGNO USAT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02</text:p>
          </table:table-cell>
          <table:table-cell table:style-name="ce1" office:value-type="string" calcext:value-type="string">
            <text:p>IMBALLAGGI</text:p>
          </table:table-cell>
          <table:table-cell table:style-name="ce1" office:value-type="string" calcext:value-type="string">
            <text:p>BANCALI USAT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IZZOLINI (ASOLA INSALAT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563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5364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LAFONI GIANN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-2470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6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4-9328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GGI ANGELO (ASCOLI SCAROL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306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 office:value-type="string" calcext:value-type="string">
            <text:p>SE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2251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3762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1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KER (PADOVA) (EX-DAR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 VITTORIO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DAX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23-592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MAURIZIO PER PAGAMENT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359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PARABOSH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1092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LIFRUTT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23-5923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NTINA 2000</text:p>
          </table:table-cell>
          <table:table-cell table:style-name="ce1" office:value-type="string" calcext:value-type="string">
            <text:p>MAURI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73-6640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FLA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96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MIL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93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LINO E DIN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RRINI STELV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76-818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923998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OZZA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3002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 office:value-type="string" calcext:value-type="string">
            <text:p>MOZZECA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930127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ANDINI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30098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office:value-type="string" calcext:value-type="string">
            <text:p>GOMME PNEUMATICI</text:p>
          </table:table-cell>
          <table:table-cell table:style-name="ce1" table:number-columns-repeated="247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26002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IMO FIORE (POSTEGGIO MILANO)</text:p>
          </table:table-cell>
          <table:table-cell table:style-name="ce1" office:value-type="string" calcext:value-type="string">
            <text:p>MOGLIE ENZ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905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033-4909491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style-name="ce1" office:value-type="string" calcext:value-type="string">
            <text:p>GIAMAR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33-6095472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 PER INSALAT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33-4909480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3-4909491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MAPRIM (FRANC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3-4909480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ONTISSIMA 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296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400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RT CARROZZERIA ISOLA D.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1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<text:a xlink:href="mailto:ORTOMERCATO@PUNTOFRESCO.BG.IT" xlink:type="simple">ORTOMERCATO@PUNTOFRESCO.BG.IT</text:a>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7210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812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AGAZZINO CASAZZA (BG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8101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5-42403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PUNTO FRESCO SRL</text:p>
          </table:table-cell>
          <table:table-cell table:style-name="ce1" office:value-type="string" calcext:value-type="string">
            <text:p>MERCATO BG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4523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6484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AZIENDA AGRICO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6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AGLIA (DISTRIBUTORE NOGARA AGIP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3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QUIKER S.R.L.</text:p>
          </table:table-cell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9723396 (-7)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 office:value-type="string" calcext:value-type="string">
            <text:p>GIOVANNI ANNUNZIATA RESP.VERO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9537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4-349041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&amp;C LAB SRL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34904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1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IMONDO E CESAR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32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21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AS ASSICURAZION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AMI RO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41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CUPERO IMB.USATO (SUP.MARTINELLI)</text:p>
          </table:table-cell>
          <table:table-cell table:style-name="ce1" office:value-type="string" calcext:value-type="string">
            <text:p>SIMONINI 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026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430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1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ENATO LUSA (WALTER LELLI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5-83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10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ELLO (DI CASTELLETTOBERTOLA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2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HET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0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FERDINAN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614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RIO (CARROZZIE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8585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MAURO (FAGN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39810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ROBERTO</text:p>
          </table:table-cell>
          <table:table-cell table:style-name="ce1" office:value-type="string" calcext:value-type="string">
            <text:p>INS. GENTILE INS. LATTUG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159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5481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GONI SAPORETTI (PER GENTILE E LATTUG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3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NCO PNEUMATIC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3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4654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CALD.INFRA SOFITTO ADAMI LORIS</text:p>
          </table:table-cell>
          <table:table-cell table:style-name="ce1" office:value-type="string" calcext:value-type="string">
            <text:p>PER MANUTENZIONI E RIPARAZIO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003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CARMIN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4949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SPOLI (ISALATA NAPOLI)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12453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68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ADEL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0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LUIG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0711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IZZO</text:p>
          </table:table-cell>
          <table:table-cell table:style-name="ce1" office:value-type="string" calcext:value-type="string">
            <text:p>NIPOTE: 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3266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BISON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21-777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32849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31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CCO TRASP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31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4219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DEGHER GIUL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84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6658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MANI MAURIZI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 office:value-type="string" calcext:value-type="string">
            <text:p>TOMA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4-8513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NZAT GIACOMO S.P.A. (PORDEN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4-8574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A (MONSELICE CASTELFRANC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80977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GNOLI VITTOR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89420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FIGLIO FILIPP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690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055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OSSINI ALBER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44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6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2753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FFATO ANTON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79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5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4488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RUIN LUCIA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4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.ANNA (CHIOGGIA)</text:p>
          </table:table-cell>
          <table:table-cell table:style-name="ce1" office:value-type="string" calcext:value-type="string">
            <text:p>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677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5024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UTE E SICUREZZA (AYAAD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2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AG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CRIS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706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GIOSEPP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5431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840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(BG) (AGRINATU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5-666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LVI 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932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27422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DU (CONOSCE FINANZIERE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89-95411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IN DINO (FAGN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 office:value-type="string" calcext:value-type="string">
            <text:p>ONOFRIO FIGLIO DI 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20489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6755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4413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30-541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1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21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NTUCC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99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ATIN DANIEL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8009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ATIN LUIGI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53968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BRU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BIZZERA</text:p>
          </table:table-cell>
          <table:table-cell table:style-name="ce1" office:value-type="string" calcext:value-type="string">
            <text:p>FLAV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0655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NOLA RICCARD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3160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5135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INI TELONI</text:p>
          </table:table-cell>
          <table:table-cell table:style-name="ce1" office:value-type="string" calcext:value-type="string">
            <text:p>GREMBIULI OPERAIE MS.120 / CLAUD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8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PPINI UGO E F.LLI</text:p>
          </table:table-cell>
          <table:table-cell table:style-name="ce1" office:value-type="string" calcext:value-type="string">
            <text:p>VIA CAMAGR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scarabellosnc@tiscalinet.it" xlink:type="simple">scarabellosnc@tiscalinet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ARABELLO &amp; C. SNC OFFICINA IVE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7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HIAVO RE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61447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IPIONI DANIELE</text:p>
          </table:table-cell>
          <table:table-cell table:style-name="ce1" office:value-type="string" calcext:value-type="string">
            <text:p>PRODUZIONE BIOLOGI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462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COLARI FABIO (BONFERRAR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24143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number-columns-repeated="2" table:style-name="ce1" office:value-type="string" calcext:value-type="string">
            <text:p>CELL</text:p>
          </table:table-cell>
          <table:table-cell table:style-name="ce7" office:value-type="string" calcext:value-type="string">
            <text:p>340-406989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ELEONORA</text:p>
          </table:table-cell>
          <table:table-cell table:style-name="ce1" office:value-type="string" calcext:value-type="string">
            <text:p>NEGOZ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917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EGALA ROMA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274216</text:p>
          </table:table-cell>
          <table:table-cell table:style-name="ce1" office:value-type="string" calcext:value-type="string">
            <text:p>MANUTENZIONI RIPARAZION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SELECTA S.R.L.(AGENZIA)</text:p>
          </table:table-cell>
          <table:table-cell table:style-name="ce1" office:value-type="string" calcext:value-type="string">
            <text:p>RINNER ANTON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622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791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ENO E SENO</text:p>
          </table:table-cell>
          <table:table-cell table:style-name="ce1" office:value-type="string" calcext:value-type="string">
            <text:p>PER COLTEL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017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FIGLIO JIMM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2-1426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GUAZZABIA AZ.AGR. DI MACACCARI</text:p>
          </table:table-cell>
          <table:table-cell table:style-name="ce1" office:value-type="string" calcext:value-type="string">
            <text:p>PADRE DO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2185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9350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24104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AGAZZINO BELLINGERI ROBER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24411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HOP S.P.A.</text:p>
          </table:table-cell>
          <table:table-cell table:style-name="ce1" office:value-type="string" calcext:value-type="string">
            <text:p>MICH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116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E S.R.L. (TREVIS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2306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L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272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LVANA (POSTI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88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</text:p>
          </table:table-cell>
          <table:table-cell table:style-name="ce1" office:value-type="string" calcext:value-type="string">
            <text:p>INDIANI NOGA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09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0-973307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MAAN</text:p>
          </table:table-cell>
          <table:table-cell table:style-name="ce1" office:value-type="string" calcext:value-type="string">
            <text:p>INDIANI – FIGLIO SINGH RANVIND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515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NGH RANVIR (CONOSCE GIANELLO) (LALLY)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779030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3582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BIA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133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547-6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PAZZAG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6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IPO (CESENA)</text:p>
          </table:table-cell>
          <table:table-cell table:style-name="ce1" office:value-type="string" calcext:value-type="string">
            <text:p>STEFA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47-67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EFRUTTA (PIERO EX-MORAND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470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LIM ALIMENTARI</text:p>
          </table:table-cell>
          <table:table-cell table:style-name="ce1" office:value-type="string" calcext:value-type="string">
            <text:p>FINO ANTON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434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CQUISTI ORTOFRUTTA FERRAR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613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AMBROSINI</text:p>
          </table:table-cell>
          <table:table-cell table:style-name="ce1" office:value-type="string" calcext:value-type="string">
            <text:p>CELL</text:p>
          </table:table-cell>
          <table:table-cell table:style-name="ce11" office:value-type="string" calcext:value-type="string">
            <text:p>338-73733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ALL CENTER ROZZANO PER PAG. LUN-&gt;VEN 13.30-&gt;17.00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4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ENTRALINO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99333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ONTROLLO QUALITA E RIC.MERCI – FONTA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CURRO' – ORDINI ORTOFRUTT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70148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GIORGIO – PER ORARI SCARICO E RITARDI VET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66-66776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ERRARI REN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588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FONTANA – CONTROLLO QUALITA' – INVIO DDT GIORNALIER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30-7014818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NVIO DDT GIORNALIER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P320112@SMA.IT" xlink:type="simple">DP320112@SM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IVA VIMERCATI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2-57583368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FATTURA NON PAGATE DISABBINATA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DISABBINATO_SMA@ACCENTURE.COM" xlink:type="simple">DISABBINATO_SMA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ER RICHIEDERE LORO FT SCONT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NTABILITA.CLIENTI@ACCENTURE.COM" xlink:type="simple">CONTABILITA.CLIENTI@ACCENTURE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PORTINERIA</text:p>
          </table:table-cell>
          <table:table-cell table:style-name="ce1" office:value-type="string" calcext:value-type="string">
            <text:p>TEL</text:p>
          </table:table-cell>
          <table:table-cell table:style-name="ce11" office:value-type="string" calcext:value-type="string">
            <text:p>030-99333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RICEVIMENTO MERCI</text:p>
          </table:table-cell>
          <table:table-cell table:style-name="ce1" office:value-type="string" calcext:value-type="string">
            <text:p>FAX</text:p>
          </table:table-cell>
          <table:table-cell table:style-name="ce11" office:value-type="string" calcext:value-type="string">
            <text:p>030-9933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MA SPA</text:p>
          </table:table-cell>
          <table:table-cell table:style-name="ce1" office:value-type="string" calcext:value-type="string">
            <text:p>X CASSE IFC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70148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FRACCA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238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OFFICINA (FRACCA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7904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FFIATI (PER TRATTOR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8010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28058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131-8545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DINI NELL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31-8544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018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OLOSOLE S.R.L. (BRESCIA)</text:p>
          </table:table-cell>
          <table:table-cell table:style-name="ce1" office:value-type="string" calcext:value-type="string">
            <text:p>FEL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216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AGNA</text:p>
          </table:table-cell>
          <table:table-cell table:style-name="ce1" office:value-type="string" calcext:value-type="string">
            <text:p>ANTONIO MAREND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9-504640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(LAVORA PER RENATO EXPORT)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 office:value-type="string" calcext:value-type="string">
            <text:p>PER DOCUMENTI DOGANA EXPOR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8205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EDIZIONIERE AVESANI D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4461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 office:value-type="string" calcext:value-type="string">
            <text:p>ABITAZIONE CORRAD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716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PINELLI CLAUD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0-4934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GANO LUCIANO (PRODUTTORE MELONI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8036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TERZI GIORGIO (VALEGGI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650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CLAUD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65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08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 GI BI (MILA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51888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 office:value-type="string" calcext:value-type="string">
            <text:p>SIG.VALENT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6520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SUPERMERCATI GRISI SRL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1510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18 (POSTEGGIO TORINO)</text:p>
          </table:table-cell>
          <table:table-cell table:style-name="ce1" office:value-type="string" calcext:value-type="string">
            <text:p>SIGN.FAB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49373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ARGA (AZ.AGR.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229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LAVO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20505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FIGLIO ALESSIO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6254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RGA ROBERTO</text:p>
          </table:table-cell>
          <table:table-cell table:style-name="ce1" office:value-type="string" calcext:value-type="string">
            <text:p>POST.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5002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ASSO RODOLF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045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 office:value-type="string" calcext:value-type="string">
            <text:p>TITOLARE TOMASETTO 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941026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043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CASA (ISOLA DELLA SCA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4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CNOFER (OSTIGL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PER DISDETTA UTENZA TELEFONICA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80330818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</text:p>
          </table:table-cell>
          <table:table-cell table:style-name="ce1" office:value-type="string" calcext:value-type="string">
            <text:p>TECNICO CHE HA RISOLTO PROB.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2832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COM ITALIA – TECNICO</text:p>
          </table:table-cell>
          <table:table-cell table:style-name="ce1" office:value-type="string" calcext:value-type="string">
            <text:p>VENUTO 04/2011 PER PROB. ADSL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8401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2008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 office:value-type="string" calcext:value-type="string">
            <text:p>TECNICO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47648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LEFONITAL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2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3172562439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MU BV HOLLAND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317256731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28625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NDE DA SOLE (ISOLA D. SCALA)</text:p>
          </table:table-cell>
          <table:table-cell table:style-name="ce1" office:value-type="string" calcext:value-type="string">
            <text:p>FAUS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9251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038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7306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LUIGINO “UFFICIO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02018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546324</text:p>
          </table:table-cell>
          <table:table-cell table:style-name="ce1" table:number-columns-repeated="249"/>
          <table:table-cell table:number-columns-repeated="769"/>
        </table:table-row>
        <table:table-row table:style-name="ro2">
          <table:table-cell table:style-name="ce1" office:value-type="string" calcext:value-type="string">
            <text:p>TERAZZAN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080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6001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 OR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6012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DEMET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33462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MOGLIE DEMETRIO PER PAG: MODE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9191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OBERTO (PER FATTURE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5753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RUB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180898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28-18180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 office:value-type="string" calcext:value-type="string">
            <text:p>U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675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AMORE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28-34701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 IFCO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COMMERCIALE@TERREEUGANEE.IT" xlink:type="simple">COMMERCIALE@TERREEUGANE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 office:value-type="string" calcext:value-type="string">
            <text:p>X IMBALLAGGI: STEFAN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9-778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E EUGANEE SOC.COOP.A R.L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29-778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RRON VITTORIO</text:p>
          </table:table-cell>
          <table:table-cell table:style-name="ce1" office:value-type="string" calcext:value-type="string">
            <text:p>PER LAVORAZIONE GREZZ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46410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ABITAZIONE SOREL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32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CELLULA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06335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50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INI </text:p>
          </table:table-cell>
          <table:table-cell table:style-name="ce1" office:value-type="string" calcext:value-type="string">
            <text:p>COMMERCIALISTA STUDIO BELLE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2514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33208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STONE GIUSEPPE</text:p>
          </table:table-cell>
          <table:table-cell table:style-name="ce1" office:value-type="string" calcext:value-type="string">
            <text:p>COMPARE DI LUCCI GREG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426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 office:value-type="string" calcext:value-type="string">
            <text:p>RESP.ACQUISTI SIG. CAZADOR STEF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39627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(BUTTAPIETRA) (VITANATURE PRODUC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667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-855034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 office:value-type="string" calcext:value-type="string">
            <text:p>GIAM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33146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EZZA F.LLI AZ AGRICO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5506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HIND SATNAM SINGH</text:p>
          </table:table-cell>
          <table:table-cell table:style-name="ce1" office:value-type="string" calcext:value-type="string">
            <text:p>INDIA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7-91357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 office:value-type="string" calcext:value-type="string">
            <text:p>PIETR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057755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82-42117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ATI SOC.COOP. (FOGGI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82-421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1139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75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EFFE (LA TIEFFE ORTOF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75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781373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</text:p>
          </table:table-cell>
          <table:table-cell table:style-name="ce1" office:value-type="string" calcext:value-type="string">
            <text:p>REFERENTE: BARBARA CHIORLIN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78136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(ALESSANDRO BARONI)</text:p>
          </table:table-cell>
          <table:table-cell table:style-name="ce1" office:value-type="string" calcext:value-type="string">
            <text:p>RAPPRESENTA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2725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M PER GUAST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800846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FAB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66615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 office:value-type="string" calcext:value-type="string">
            <text:p>LUIGI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882321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FRATELL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6-3371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1-49011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 office:value-type="string" calcext:value-type="string">
            <text:p>S.ANNA DI CHIOGIA VENEZ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4901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OZZO PIERINO GOBETT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41144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639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IPOLITOGRAFIA GI B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00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5644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GNOLI LUSIA RENZ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34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EZZOLI (GEOMET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3223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57301089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108434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 VERON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03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MIOLO STUDIO ASSOCIATO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232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0-30701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</text:p>
          </table:table-cell>
          <table:table-cell table:style-name="ce1" office:value-type="string" calcext:value-type="string">
            <text:p>MERCATO TRIEST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0-3040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114852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P FRUIT (POSTEGGIO PADOV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5407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ORRESANI ANDRE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047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BITAZION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11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ANDRE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059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10601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GREEN FRUIT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65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93850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ANDRE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5115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OSATTO FRUIT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2-73988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P PALLET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8331344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6885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NSFER TRADE</text:p>
          </table:table-cell>
          <table:table-cell table:style-name="ce1" office:value-type="string" calcext:value-type="string">
            <text:p>ANTONELLA FACCHINELLI</text:p>
          </table:table-cell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ANTONELLAFACCHINELLI@T-TRADE.IT" xlink:type="simple">ANTONELLAFACCHINELLI@T-TRADE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NGE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910422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674199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MAURIZIO “PERSONAL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074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AUTISTA SANDRO “RAGIONIERE”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821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 office:value-type="string" calcext:value-type="string">
            <text:p>MASSI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259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7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12" office:value-type="string" calcext:value-type="string">
            <text:p>0425-6077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NSLUSI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25-607856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MAGNOLIA 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3015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LLI QUANTI TRASPORTI</text:p>
          </table:table-cell>
          <table:table-cell table:style-name="ce1" office:value-type="string" calcext:value-type="string">
            <text:p>SAN NICANDRO GARG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17505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 office:value-type="string" calcext:value-type="string">
            <text:p>DANIE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651071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DEVI (AQUIL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7118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 office:value-type="string" calcext:value-type="string">
            <text:p>N° DATO DA PAND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8630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3665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57563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KIARA (AVEZZA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863-2239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MARIAN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7967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SPORTI STRANOTIR – SICILIA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95-53342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618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89902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ZANATTACARLO.IT" xlink:type="simple">INFO@ZANATTACARLO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ATTAMENTO ACQUE ZANATTA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412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0049-176844938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049-80318072641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TRIFRUTTA.DE" xlink:type="simple">INFO@TRIFRUTTA.DE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I FRUTTA NICOLA CULTRON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049-176999354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9566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NCHETTO</text:p>
          </table:table-cell>
          <table:table-cell table:style-name="ce1" office:value-type="string" calcext:value-type="string">
            <text:p>PA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1-528993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2-551077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 office:value-type="string" calcext:value-type="string">
            <text:p>GI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80228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ROPICAL FRUIT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2-54611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?? 347-604263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AZZA BRUNO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office:value-type="string" calcext:value-type="string">
            <text:p>TEL</text:p>
          </table:table-cell>
          <table:table-cell table:style-name="ce1" office:value-type="string" calcext:value-type="string">
            <text:p>0442-81516</text:p>
          </table:table-cell>
          <table:table-cell table:style-name="ce1" office:value-type="string" calcext:value-type="string">
            <text:p>SEMINA RADICCHIO € 15/ CAMPO VR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ARTIN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3701935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 office:value-type="string" calcext:value-type="string">
            <text:p>MOGLIE: ALESSANDRA PACHER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16620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8-14806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37787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93678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596</text:p>
          </table:table-cell>
          <table:table-cell table:style-name="ce1" office:value-type="string" calcext:value-type="string">
            <text:p>COMMERCIALIST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01071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TURCO ALESSAND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0019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AUGUS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4495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44-785310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 office:value-type="string" calcext:value-type="string">
            <text:p>MATTE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205319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TURELLA IMBALLAGGI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4-785309</text:p>
          </table:table-cell>
          <table:table-cell table:style-name="ce1" office:value-type="string" calcext:value-type="string">
            <text:p>IMBALLAGGI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TUZZA MARIA ROSA (AZ.AGR.)</text:p>
          </table:table-cell>
          <table:table-cell table:style-name="ce1" office:value-type="string" calcext:value-type="string">
            <text:p>(VEDI MORATELLO ENRICO)</text:p>
          </table:table-cell>
          <table:table-cell table:style-name="ce1" office:value-type="string" calcext:value-type="string">
            <text:p>REMINDER</text:p>
          </table:table-cell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3-271850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GOLINI MARIN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0-91299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DAVID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2116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MARCHIORO ULIS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079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 office:value-type="string" calcext:value-type="string">
            <text:p>VENDITORE DE STEFANI ANTONEL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70800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ISSE SRL (MERCATO PADOV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9-8702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CELLULARE PERSONA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49590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LSS - COMPRI MARCO PER TIROCINIO</text:p>
          </table:table-cell>
          <table:table-cell table:style-name="ce1" office:value-type="string" calcext:value-type="string">
            <text:p>SEGRETERI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7123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number-columns-repeated="2" table:style-name="ce1" office:value-type="string" calcext:value-type="string">
            <text:p>FAX</text:p>
          </table:table-cell>
          <table:table-cell table:style-name="ce7" office:value-type="string" calcext:value-type="string">
            <text:p>0473-49751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SVETLANA KONOBEEV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1573231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 CONSULTING SRL (BOLZANO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73-497500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S.KONOBEEVA@UNI-CONSULTING.IT" xlink:type="simple">S.KONOBEEVA@UNI-CONSULTING.IT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5">
          <table:table-cell table:style-name="ce1" office:value-type="string" calcext:value-type="string">
            <text:p>UNI CONSULTING SRL (BOLZANO)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<text:a xlink:href="http://WWW.UNI-CONSULTING.EU/" xlink:type="simple">WWW.UNI-CONSULTING.EU</text:a></text:p>
          </table:table-cell>
          <table:table-cell table:style-name="ce1" office:value-type="string" calcext:value-type="string">
            <text:p>AGENZIA COMMERCIO RUSSI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OPERATORE ORTOFRUTTA FABIO FRANZO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26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PADOV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OMM SRL</text:p>
          </table:table-cell>
          <table:table-cell table:style-name="ce1" office:value-type="string" calcext:value-type="string">
            <text:p>RESP.ACQUISTI ORTOF. SIG.GHELLER VITTOR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9-87030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8560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307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307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57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49390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</text:p>
          </table:table-cell>
          <table:table-cell table:style-name="ce1" office:value-type="string" calcext:value-type="string">
            <text:p>ROBERTO SCEVAROL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48714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0855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CREDIT FILIALE ISOLA</text:p>
          </table:table-cell>
          <table:table-cell table:style-name="ce1" office:value-type="string" calcext:value-type="string">
            <text:p>DIRETTORE MORELATO GIACOM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3181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UNICREDITO</text:p>
          </table:table-cell>
          <table:table-cell table:style-name="ce1" office:value-type="string" calcext:value-type="string">
            <text:p>DIEGO BORTOLOTTO</text:p>
          </table:table-cell>
          <table:table-cell table:style-name="ce1" office:value-type="string" calcext:value-type="string">
            <text:p>MAIL</text:p>
          </table:table-cell>
          <table:table-cell table:style-name="ce8" office:value-type="string" calcext:value-type="string">
            <text:p><text:a xlink:href="mailto:DIEGO.BORTOLOTTO@UNICREDIT.EU" xlink:type="simple">DIEGO.BORTOLOTTO@UNICREDIT.EU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DIRETTO LUC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3496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00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ISOLA DELLA SCAL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6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UNIONE AGRICOLTORI VERONA</text:p>
          </table:table-cell>
          <table:table-cell table:style-name="ce1" office:value-type="string" calcext:value-type="string">
            <text:p>FRANCESCA QUINTANINI X CONTRIBUT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6288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305465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info@vsd-sistemi.com" xlink:type="simple">info@vsd-sistemi.com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.S.D. SRL (IMPIANTO ALLARM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30545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1427</text:p>
          </table:table-cell>
          <table:table-cell table:style-name="ce1" office:value-type="string" calcext:value-type="string">
            <text:p>AZ.AGR. MONTEPRANDONE (APRICENA)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GNARELLI ENRI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7043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ENTI (CORRIDONIA DI MACERATA)</text:p>
          </table:table-cell>
          <table:table-cell table:style-name="ce1" office:value-type="string" calcext:value-type="string">
            <text:p>PER VERZ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247409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2-55180342</text:p>
          </table:table-cell>
          <table:table-cell table:style-name="ce1" office:value-type="string" calcext:value-type="string">
            <text:p>POSTEGGIO MILANO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1-31739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LE PIETRO FRANCESC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1-592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 office:value-type="string" calcext:value-type="string">
            <text:p>VITTOR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969152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96159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7" office:value-type="string" calcext:value-type="string">
            <text:p><text:a xlink:href="mailto:valpe.imballaggi@tin.it" xlink:type="simple">valpe.imballaggi@tin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LPE IMBALLAGGI (IMBALL. LEGN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9921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ARA SNC</text:p>
          </table:table-cell>
          <table:table-cell table:style-name="ce1" office:value-type="string" calcext:value-type="string">
            <text:p>BATTERIE TREVENZUOL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506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CHINI CARLET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5600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531917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DITTI ANGE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863-52854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RI LIVIO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386-80253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 office:value-type="string" calcext:value-type="string">
            <text:p>UFFICIO DIRETT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752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697211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222582</text:p>
          </table:table-cell>
          <table:table-cell table:style-name="ce1" table:number-columns-repeated="249"/>
          <table:table-cell table:number-columns-repeated="769"/>
        </table:table-row>
        <table:table-row table:style-name="ro5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MAIL</text:p>
          </table:table-cell>
          <table:table-cell table:style-name="ce1" office:value-type="string" calcext:value-type="string">
            <text:p><text:a xlink:href="mailto:FABRIZIO.MORA@VENETOBANCA.IT" xlink:type="simple">FABRIZIO.MORA@VENETOBANCA.IT</text:a>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ABRIZIO MOR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2254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BEATRICE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0130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CAPO AREA: GENNAR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18833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 office:value-type="string" calcext:value-type="string">
            <text:p>LUIGINO ISELL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1-68334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ETO BANCA (FILIALE BOVOLO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690148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48058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CARL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0187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272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NTURI MIR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96084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MATTIA (FIGLIO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0076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 office:value-type="string" calcext:value-type="string">
            <text:p>SIG.RA TERESA (TITOLARE PER PAG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40523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(UDINE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32-5202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9790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DE EUROPA ZEVIO</text:p>
          </table:table-cell>
          <table:table-cell table:style-name="ce1" office:value-type="string" calcext:value-type="string">
            <text:p>BELLIN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068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ONA SUD SISTEMI</text:p>
          </table:table-cell>
          <table:table-cell table:style-name="ce1" office:value-type="string" calcext:value-type="string">
            <text:p>PER PROGRAMMI CONTABILITA'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2955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BITAZIONE FRANCESCO FURFA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6609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ERTRAS</text:p>
          </table:table-cell>
          <table:table-cell table:style-name="ce1" office:value-type="string" calcext:value-type="string">
            <text:p>ALAM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0-769030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AREGGIO FRUTTA DI VANNUCCI</text:p>
          </table:table-cell>
          <table:table-cell table:style-name="ce1" office:value-type="string" calcext:value-type="string">
            <text:p>MERCATO VIAREG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84-39216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ALESSANDR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56825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ROBER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9-124273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 office:value-type="string" calcext:value-type="string">
            <text:p>SA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28-083204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CENTINI SANTO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13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CANTELE BATIST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93-31236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877676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STUDIO ROCCO VERSACI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875172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58245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2</text:p>
          </table:table-cell>
          <table:table-cell table:style-name="ce1" office:value-type="string" calcext:value-type="string">
            <text:p>ZANDONA' CARL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9-84442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1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GIANCARL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7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LLAFRUTTA (MATTEO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69981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NCI GIOVANNI (PUGLIE)</text:p>
          </table:table-cell>
          <table:table-cell table:style-name="ce1" office:value-type="string" calcext:value-type="string">
            <text:p>AZIENDA BRINDISI E META' PONT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8306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ETTE POLISTIROLO) AZ CESSATA</text:p>
          </table:table-cell>
          <table:table-cell table:style-name="ce1" office:value-type="string" calcext:value-type="string">
            <text:p>NUOVO PROP.FEDE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65489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PAK (CASSETTE POLISTIROLO) AZ CESSATA</text:p>
          </table:table-cell>
          <table:table-cell table:style-name="ce1" office:value-type="string" calcext:value-type="string">
            <text:p>VIVIANI VALTER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5529933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20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VITTORIA ASSICURAZIONI</text:p>
          </table:table-cell>
          <table:table-cell table:style-name="ce1" office:value-type="string" calcext:value-type="string">
            <text:p>ISOLA DELLA SCAL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2333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FFANI MASSIM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6856696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LERLA MAURIZI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4-5474921</text:p>
          </table:table-cell>
          <table:table-cell table:style-name="ce1" office:value-type="string" calcext:value-type="string">
            <text:p>MAGAZZINO A CASAZZA (LUI è DI OSTIGLIA) COMPRA LATTUGA</text:p>
          </table:table-cell>
          <table:table-cell table:style-name="ce1" table:number-columns-repeated="248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MMINISTRAZIONE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439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AUREL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0757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LUCA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293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5-736350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NI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637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 office:value-type="string" calcext:value-type="string">
            <text:p>CASA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30048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MBOTTO GIUSEPPE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6-334125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GIOVANNI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MAURO (PER PAGAMENTI)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5155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 office:value-type="string" calcext:value-type="string">
            <text:p>UFFIC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79894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59-977280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ARINI LUCIANO (MODENA)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59-977219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 office:value-type="string" calcext:value-type="string">
            <text:p>CLAUDIO TONOLI AMMINISTRATOR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4858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7-33563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NOLINI S.R.L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5-710012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CLEMENTE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7133419</text:p>
          </table:table-cell>
          <table:table-cell table:style-name="ce1" table:number-columns-repeated="7"/>
          <table:table-cell table:style-name="ce13" table:number-columns-repeated="242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 office:value-type="string" calcext:value-type="string">
            <text:p>MAR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9-4636541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FAX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APPOLA CLEMENTE E MARCO AZ.AGR.</text:p>
          </table:table-cell>
          <table:table-cell table:style-name="ce1"/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442-64126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ABITAZIONE GIORGI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48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ENRIC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2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GIORGI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35-7413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ERBINATI</text:p>
          </table:table-cell>
          <table:table-cell table:style-name="ce1" office:value-type="string" calcext:value-type="string">
            <text:p>MAGAZZIN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142-429207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 office:value-type="string" calcext:value-type="string">
            <text:p>UFFICIO: PIERO</text:p>
          </table:table-cell>
          <table:table-cell table:style-name="ce1" office:value-type="string" calcext:value-type="string">
            <text:p>TEL</text:p>
          </table:table-cell>
          <table:table-cell table:style-name="ce7" office:value-type="string" calcext:value-type="string">
            <text:p>0735-659524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OBOLETTI AFRO (MARCHE)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8-2294150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 office:value-type="string" calcext:value-type="string">
            <text:p>DIEGO</text:p>
          </table:table-cell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0054958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table:style-name="ce1" office:value-type="string" calcext:value-type="string">
            <text:p>ZUARI GINO</text:p>
          </table:table-cell>
          <table:table-cell table:style-name="ce1"/>
          <table:table-cell table:style-name="ce1" office:value-type="string" calcext:value-type="string">
            <text:p>CELL</text:p>
          </table:table-cell>
          <table:table-cell table:style-name="ce7" office:value-type="string" calcext:value-type="string">
            <text:p>347-4505209</text:p>
          </table:table-cell>
          <table:table-cell table:style-name="ce1" table:number-columns-repeated="249"/>
          <table:table-cell table:number-columns-repeated="769"/>
        </table:table-row>
        <table:table-row table:style-name="ro3">
          <table:table-cell office:value-type="string" calcext:value-type="string">
            <text:p>RUSSIA MEDIATORE GIANNI FORNASIERO</text:p>
          </table:table-cell>
          <table:table-cell/>
          <table:table-cell office:value-type="string" calcext:value-type="string">
            <text:p>REMINDER</text:p>
          </table:table-cell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INDIANI – KUMAR (FORSE è SEMPRE IL BARBA)</text:p>
          </table:table-cell>
          <table:table-cell office:value-type="string" calcext:value-type="string">
            <text:p>NOGARA/OSTIGLIA – MELANZANE PEPERONCINI</text:p>
          </table:table-cell>
          <table:table-cell office:value-type="string" calcext:value-type="string">
            <text:p>CELL</text:p>
          </table:table-cell>
          <table:table-cell table:style-name="ce3" office:value-type="string" calcext:value-type="string">
            <text:p>333-4702691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LLANI E PARTNER – PER FINANZIAMENTO ESTERO</text:p>
          </table:table-cell>
          <table:table-cell office:value-type="string" calcext:value-type="string">
            <text:p>(NUMERO PASSATO DA TURCO) FIMEZ DR.SEGU</text:p>
          </table:table-cell>
          <table:table-cell office:value-type="string" calcext:value-type="string">
            <text:p>TEL</text:p>
          </table:table-cell>
          <table:table-cell table:style-name="ce3" office:value-type="string" calcext:value-type="string">
            <text:p>0382-34282</text:p>
          </table:table-cell>
          <table:table-cell table:number-columns-repeated="1018"/>
        </table:table-row>
        <table:table-row table:style-name="ro3" table:number-rows-repeated="11">
          <table:table-cell table:number-columns-repeated="3"/>
          <table:table-cell table:style-name="ce3"/>
          <table:table-cell table:number-columns-repeated="1018"/>
        </table:table-row>
        <table:table-row table:style-name="ro3" table:number-rows-repeated="30239">
          <table:table-cell table:style-name="ce1" table:number-columns-repeated="3"/>
          <table:table-cell table:style-name="ce7"/>
          <table:table-cell table:style-name="ce1" table:number-columns-repeated="249"/>
          <table:table-cell table:number-columns-repeated="769"/>
        </table:table-row>
        <table:table-row table:style-name="ro3" table:number-rows-repeated="1016631">
          <table:table-cell table:number-columns-repeated="1022"/>
        </table:table-row>
        <table:table-row table:style-name="ro6" table:number-rows-repeated="2">
          <table:table-cell table:number-columns-repeated="1022"/>
        </table:table-row>
        <table:table-row table:style-name="ro6">
          <table:table-cell table:number-columns-repeated="1022"/>
        </table:table-row>
      </table:table>
      <table:table table:name="Foglio2" table:style-name="ta2" table:print="false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table table:name="Foglio3" table:style-name="ta3" table:print="false">
        <table:table-column table:style-name="co8" table:number-columns-repeated="256" table:default-cell-style-name="Default"/>
        <table:table-row table:style-name="ro4">
          <table:table-cell table:number-columns-repeated="256"/>
        </table:table-row>
      </table:table>
      <table:named-expressions>
        <table:named-range table:name="Excel_BuiltIn_Print_Area_1" table:base-cell-address="$Foglio1.$A$1" table:cell-range-address="$Foglio1.$A$2:.$D$1116" table:range-usable-as="print-range"/>
        <table:named-expression table:name="Excel_BuiltIn_Print_Titles_1" table:base-cell-address="$Foglio1.$A$1" table:expression="$foglio1.$b$#rif!:$iv$#rif!"/>
      </table:named-expressions>
      <table:database-ranges>
        <table:database-range table:name="__Anonymous_Sheet_DB__0" table:target-range-address="Foglio1.A2:Foglio1.AMJ1048573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Verdana" svg:font-family="Verdana"/>
    <style:font-face style:name="Tahoma" svg:font-family="Tahoma" style:font-pitch="variable"/>
    <style:font-face style:name="Arial" svg:font-family="Arial" style:font-family-generic="swiss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it" fo:country="IT" style:font-name-asian="Tahoma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  <number:text>   </number:text>
    </number:number-style>
    <number:number-style style:name="N106">
      <number:text>-</number:text>
      <number:number number:decimal-places="0" number:min-integer-digits="1" number:grouping="true"/>
      <number:text>   </number:text>
      <style:map style:condition="value()&gt;=0" style:apply-style-name="N106P0"/>
    </number:number-style>
    <number:number-style style:name="N108P0" style:volatile="true">
      <number:number number:decimal-places="2" number:min-integer-digits="1" number:grouping="true"/>
      <number:text>   </number:text>
    </number:number-style>
    <number:number-style style:name="N108">
      <number:text>-</number:text>
      <number:number number:decimal-places="2" number:min-integer-digits="1" number:grouping="true"/>
      <number:text>   </number:text>
      <style:map style:condition="value()&gt;=0" style:apply-style-name="N108P0"/>
    </number:number-style>
    <number:time-style style:name="N109">
      <number:minutes number:style="long"/>
      <number:text>.</number:text>
      <number:seconds number:style="long"/>
    </number:time-style>
    <number:number-style style:name="N110">
      <number:scientific-number number:decimal-places="1" number:min-integer-digits="1" number:min-exponent-digits="1"/>
    </number:number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-€ </number:text>
      <number:number number:decimal-places="0" number:min-integer-digits="1" number:grouping="true"/>
      <style:map style:condition="value()&gt;=0" style:apply-style-name="N112P0"/>
    </number:number-style>
    <number:number-style style:name="N114P0" style:volatile="true">
      <number:text>€ </number:text>
      <number:number number:decimal-places="2" number:min-integer-digits="1" number:grouping="true"/>
    </number:number-style>
    <number:number-style style:name="N114">
      <number:text>-€ </number:text>
      <number:number number:decimal-places="2" number:min-integer-digits="1" number:grouping="true"/>
      <style:map style:condition="value()&gt;=0" style:apply-style-name="N114P0"/>
    </number:number-style>
    <number:number-style style:name="N118P0" style:volatile="true">
      <number:text> € </number:text>
      <number:number number:decimal-places="0" number:min-integer-digits="1" number:grouping="true"/>
      <number:text> </number:text>
    </number:number-style>
    <number:number-style style:name="N118P1" style:volatile="true">
      <number:text>-€ </number:text>
      <number:number number:decimal-places="0" number:min-integer-digits="1" number:grouping="true"/>
      <number:text> </number:text>
    </number:number-style>
    <number:number-style style:name="N118P2" style:volatile="true">
      <number:text> € 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number:number number:decimal-places="0" number:min-integer-digits="1" number:grouping="true"/>
      <number:text> </number:text>
    </number:number-style>
    <number:number-style style:name="N122P1" style:volatile="true">
      <number:text>-</number:text>
      <number:number number:decimal-places="0" number:min-integer-digits="1" number:grouping="true"/>
      <number:text> </number:text>
    </number:number-style>
    <number:number-style style:name="N122P2" style:volatile="true">
      <number:text> -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€ </number:text>
      <number:number number:decimal-places="2" number:min-integer-digits="1" number:grouping="true"/>
      <number:text> </number:text>
    </number:number-style>
    <number:number-style style:name="N126P1" style:volatile="true">
      <number:text>-€ </number:text>
      <number:number number:decimal-places="2" number:min-integer-digits="1" number:grouping="true"/>
      <number:text> </number:text>
    </number:number-style>
    <number:number-style style:name="N126P2" style:volatile="true">
      <number:text> € -</number:text>
      <number:number number:decimal-places="0" number:min-integer-digits="0"/>
      <number:text>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2" number:min-integer-digits="1" number:grouping="true"/>
      <number:text> </number:text>
    </number:number-style>
    <number:number-style style:name="N130P1" style:volatile="true">
      <number:text>-</number:text>
      <number:number number:decimal-places="2" number:min-integer-digits="1" number:grouping="true"/>
      <number:text> </number:text>
    </number:number-style>
    <number:number-style style:name="N130P2" style:volatile="true">
      <number:text> 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2P0" style:volatile="true">
      <number:text>L. </number:text>
      <number:number number:decimal-places="0" number:min-integer-digits="1" number:grouping="true"/>
    </number:number-style>
    <number:number-style style:name="N132">
      <number:text>-L. </number:text>
      <number:number number:decimal-places="0" number:min-integer-digits="1" number:grouping="true"/>
      <style:map style:condition="value()&gt;=0" style:apply-style-name="N132P0"/>
    </number:number-style>
    <number:number-style style:name="N134P0" style:volatile="true">
      <number:text>L. </number:text>
      <number:number number:decimal-places="2" number:min-integer-digits="1" number:grouping="true"/>
    </number:number-style>
    <number:number-style style:name="N134">
      <number:text>-L. </number:text>
      <number:number number:decimal-places="2" number:min-integer-digits="1" number:grouping="true"/>
      <style:map style:condition="value()&gt;=0" style:apply-style-name="N134P0"/>
    </number:number-style>
    <number:number-style style:name="N138P0" style:volatile="true">
      <number:text> L. </number:text>
      <number:number number:decimal-places="0" number:min-integer-digits="1" number:grouping="true"/>
      <number:text> </number:text>
    </number:number-style>
    <number:number-style style:name="N138P1" style:volatile="true">
      <number:text>-L. </number:text>
      <number:number number:decimal-places="0" number:min-integer-digits="1" number:grouping="true"/>
      <number:text> </number:text>
    </number:number-style>
    <number:number-style style:name="N138P2" style:volatile="true">
      <number:text> L. 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L. </number:text>
      <number:number number:decimal-places="2" number:min-integer-digits="1" number:grouping="true"/>
      <number:text> </number:text>
    </number:number-style>
    <number:number-style style:name="N142P1" style:volatile="true">
      <number:text>-L. </number:text>
      <number:number number:decimal-places="2" number:min-integer-digits="1" number:grouping="true"/>
      <number:text> </number:text>
    </number:number-style>
    <number:number-style style:name="N142P2" style:volatile="true">
      <number:text> L. 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4P0" style:volatile="true">
      <number:text>Sì</number:text>
    </number:number-style>
    <number:number-style style:name="N144P1" style:volatile="true">
      <number:text>Sì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Vero</number:text>
    </number:number-style>
    <number:number-style style:name="N146P1" style:volatile="true">
      <number:text>Vero</number:text>
    </number:number-style>
    <number:number-style style:name="N146">
      <number:text>Falso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ttivo</number:text>
    </number:number-style>
    <number:number-style style:name="N148P1" style:volatile="true">
      <number:text>Attivo</number:text>
    </number:number-style>
    <number:number-style style:name="N148">
      <number:text>Disattivo</number:text>
      <style:map style:condition="value()&gt;0" style:apply-style-name="N148P0"/>
      <style:map style:condition="value()&lt;0" style:apply-style-name="N148P1"/>
    </number:number-style>
    <number:date-style style:name="N10109" number:language="ja" number:country="JP">
      <number:day/>
      <number:text>/</number:text>
      <number:month/>
      <number:text>/</number:text>
      <number:year/>
    </number:date-style>
    <number:date-style style:name="N10110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10111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date-style style:name="N10112" number:language="ja" number:country="JP">
      <number:month/>
      <number:text>月</number:text>
      <number:day/>
      <number:text>日</number:text>
    </number:date-style>
    <number:date-style style:name="N10113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10114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style:style style:name="Default" style:family="table-cell">
      <style:table-cell-properties style:rotation-align="none"/>
      <style:text-properties style:font-name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1cm" fo:margin-bottom="1cm" fo:margin-left="1cm" fo:margin-right="1cm" fo:background-color="transparent" style:print-page-order="ttb" style:first-page-number="continue" style:scale-to="84%" style:writing-mode="lr-tb" style:print="charts drawings grid objects zero-values">
        <style:background-image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Verdana" fo:font-size="7pt" fo:font-style="normal" fo:text-shadow="none" style:text-underline-style="none" fo:font-weight="bold" style:font-size-asian="7pt" style:font-style-asian="normal" style:font-weight-asian="bold" style:font-size-complex="7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Verdana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0-28">00/00/0000</text:date>, <text:time style:data-style-name="N2" text:time-value="0000-00-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TAB_5f_Foglio1" style:display-name="TAB_Foglio1" style:page-layout-name="Mpm3">
      <style:header style:display="false"/>
      <style:header-left style:display="false"/>
      <style:footer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RUBRICA TELEFONICA</text:span></text:p>
        </style:region-left>
        <style:region-right>
          <text:p><text:span text:style-name="MT2">Pagina </text:span><text:span text:style-name="MT2"><text:page-number>1</text:page-number></text:span><text:span text:style-name="MT2"> di </text:span><text:span text:style-name="MT2"><text:page-count>99</text:page-count></text:span></text:p>
        </style:region-right>
      </style:footer-left>
    </style:master-page>
    <style:master-page style:name="TAB_5f_Foglio2" style:display-name="TAB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TAB_5f_Foglio3" style:display-name="TAB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Windows_x86 LibreOffice_project/89ea49ddacd9aa532507cbf852f2bb22b1ace28</meta:generator>
    <meta:creation-date>2006-08-22T11:19:42</meta:creation-date>
    <dc:date>2013-10-28T10:29:34.296000000</dc:date>
    <meta:editing-cycles>102</meta:editing-cycles>
    <meta:editing-duration>PT21H15M31S</meta:editing-duration>
    <meta:print-date>2011-04-05T12:02:08.39</meta:print-date>
    <meta:document-statistic meta:table-count="3" meta:cell-count="6140" meta:object-count="0"/>
    <meta:user-defined meta:name="Info 1"/>
    <meta:user-defined meta:name="Info 2"/>
    <meta:user-defined meta:name="Info 3"/>
    <meta:user-defined meta:name="Info 4"/>
  </office:meta>
</office:document-meta>
</file>